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080000000828380F2F899E63BF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Monaco" svg:font-family="Monaco, Menlo, 'Ubuntu Mono', 'Droid Sans Mono', Consolas, monospace"/>
    <style:font-face style:name="Ubuntu Mono2" svg:font-family="'Ubuntu Mono'"/>
    <style:font-face style:name="Ubuntu Mono1" svg:font-family="'Ubuntu Mono'" style:font-adornments="Light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.912cm" table:align="margins"/>
    </style:style>
    <style:style style:name="Таблица1.A" style:family="table-column">
      <style:table-column-properties style:column-width="4.441cm" style:rel-column-width="16252*"/>
    </style:style>
    <style:style style:name="Таблица1.B" style:family="table-column">
      <style:table-column-properties style:column-width="13.471cm" style:rel-column-width="49283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Ubuntu Light1"/>
    </style:style>
    <style:style style:name="P2" style:family="paragraph" style:parent-style-name="Standard">
      <style:paragraph-properties fo:text-align="center" style:justify-single-word="false"/>
      <style:text-properties style:font-name="Ubuntu Light1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Ubuntu Light1" fo:font-size="20pt" style:font-size-asian="20pt" style:font-size-complex="20pt"/>
    </style:style>
    <style:style style:name="P4" style:family="paragraph" style:parent-style-name="Standard">
      <style:text-properties style:font-name="Ubuntu Light1" fo:background-color="#81d41a"/>
    </style:style>
    <style:style style:name="P5" style:family="paragraph" style:parent-style-name="Standard">
      <style:text-properties style:font-name="Ubuntu Light1" officeooo:rsid="001dc412" officeooo:paragraph-rsid="001dc412"/>
    </style:style>
    <style:style style:name="P6" style:family="paragraph" style:parent-style-name="Standard">
      <style:paragraph-properties fo:line-height="115%" fo:text-align="start" style:justify-single-word="false"/>
      <style:text-properties fo:color="#800080" loext:opacity="100%" style:font-name="Ubuntu Light" fo:font-size="12pt" fo:font-weight="normal" officeooo:rsid="0012363e" officeooo:paragraph-rsid="001dc412" fo:background-color="transparent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line-height="115%" fo:text-align="start" style:justify-single-word="false"/>
      <style:text-properties fo:color="#800080" loext:opacity="100%" style:font-name="Ubuntu Light" fo:font-size="12pt" fo:font-weight="normal" officeooo:rsid="0012363e" officeooo:paragraph-rsid="001dc412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line-height="115%" fo:text-align="center" style:justify-single-word="false"/>
      <style:text-properties style:font-name="Ubuntu Light" fo:font-size="15pt" fo:font-weight="normal" officeooo:rsid="0012363e" officeooo:paragraph-rsid="001dc412" fo:background-color="transparent" style:font-size-asian="15pt" style:font-weight-asian="normal" style:font-size-complex="15pt" style:font-weight-complex="normal"/>
    </style:style>
    <style:style style:name="P9" style:family="paragraph" style:parent-style-name="Standard">
      <style:text-properties fo:color="#c9211e" loext:opacity="100%" style:font-name="Ubuntu Light1"/>
    </style:style>
    <style:style style:name="P10" style:family="paragraph" style:parent-style-name="Standard">
      <style:text-properties fo:color="#c9211e" loext:opacity="100%" style:font-name="Ubuntu Light1" officeooo:rsid="001dc412" officeooo:paragraph-rsid="001dc412"/>
    </style:style>
    <style:style style:name="P11" style:family="paragraph" style:parent-style-name="Standard">
      <style:text-properties fo:color="#c9211e" loext:opacity="100%" style:font-name="Ubuntu Light1" officeooo:rsid="001e9cec" officeooo:paragraph-rsid="001e9cec"/>
    </style:style>
    <style:style style:name="P12" style:family="paragraph" style:parent-style-name="Standard">
      <style:paragraph-properties fo:line-height="150%" fo:text-align="start" style:justify-single-word="false"/>
      <style:text-properties fo:color="#c9211e" loext:opacity="100%" style:font-name="Ubuntu Light1" fo:font-size="12pt" officeooo:rsid="003bdb04" officeooo:paragraph-rsid="003bdb04" style:font-size-asian="12pt" style:font-size-complex="12pt"/>
    </style:style>
    <style:style style:name="P13" style:family="paragraph" style:parent-style-name="Standard">
      <style:paragraph-properties fo:line-height="150%" fo:text-align="start" style:justify-single-word="false"/>
      <style:text-properties fo:color="#c9211e" loext:opacity="100%" style:font-name="Ubuntu Mono" fo:font-size="12pt" officeooo:rsid="0037c1f3" officeooo:paragraph-rsid="0037c1f3" style:font-size-asian="12pt" style:font-size-complex="12pt"/>
    </style:style>
    <style:style style:name="P14" style:family="paragraph" style:parent-style-name="Standard">
      <style:text-properties fo:color="#000000" loext:opacity="100%" style:font-name="Ubuntu Light1" officeooo:rsid="001e9cec" officeooo:paragraph-rsid="001e9cec"/>
    </style:style>
    <style:style style:name="P15" style:family="paragraph" style:parent-style-name="Standard">
      <style:paragraph-properties fo:text-align="center" style:justify-single-word="false"/>
      <style:text-properties fo:color="#000000" loext:opacity="100%" style:font-name="Ubuntu Light1" fo:font-size="20pt" officeooo:rsid="001e9cec" officeooo:paragraph-rsid="001e9cec" style:font-size-asian="20pt" style:font-size-complex="20pt"/>
    </style:style>
    <style:style style:name="P16" style:family="paragraph" style:parent-style-name="Standard">
      <style:paragraph-properties fo:text-align="center" style:justify-single-word="false"/>
      <style:text-properties fo:color="#000000" loext:opacity="100%" style:font-name="Ubuntu Light1" fo:font-size="20pt" officeooo:rsid="00207d2f" officeooo:paragraph-rsid="00207d2f" style:font-size-asian="17.5pt" style:font-size-complex="20pt"/>
    </style:style>
    <style:style style:name="P17" style:family="paragraph" style:parent-style-name="Standard">
      <style:paragraph-properties fo:line-height="115%" fo:text-align="center" style:justify-single-word="false"/>
      <style:text-properties fo:color="#000000" loext:opacity="100%" style:font-name="Ubuntu Light1" fo:font-size="20pt" officeooo:rsid="004c8951" officeooo:paragraph-rsid="004c8951" fo:background-color="transparent" style:font-size-asian="20pt" style:font-size-complex="20pt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font-name="Ubuntu Light1" fo:font-size="12pt" officeooo:rsid="001e9cec" officeooo:paragraph-rsid="001e9cec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font-name="Ubuntu Light1" fo:font-size="12pt" officeooo:rsid="00207d2f" officeooo:paragraph-rsid="00207d2f" style:font-size-asian="10.5pt" style:font-size-complex="12pt"/>
    </style:style>
    <style:style style:name="P20" style:family="paragraph" style:parent-style-name="Standard">
      <style:paragraph-properties fo:line-height="150%" fo:text-align="start" style:justify-single-word="false"/>
      <style:text-properties fo:color="#000000" loext:opacity="100%" style:font-name="Ubuntu Light1" fo:font-size="12pt" officeooo:rsid="0020ccb0" officeooo:paragraph-rsid="0020ccb0" style:font-size-asian="10.5pt" style:font-size-complex="12pt"/>
    </style:style>
    <style:style style:name="P21" style:family="paragraph" style:parent-style-name="Standard">
      <style:paragraph-properties fo:line-height="150%" fo:text-align="start" style:justify-single-word="false"/>
      <style:text-properties fo:color="#000000" loext:opacity="100%" style:font-name="Ubuntu Light1" fo:font-size="12pt" officeooo:rsid="00226677" officeooo:paragraph-rsid="00226677" style:font-size-asian="10.5pt" style:font-size-complex="12pt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font-name="Ubuntu Light1" fo:font-size="12pt" officeooo:rsid="003252d6" officeooo:paragraph-rsid="003252d6" style:font-size-asian="10.5pt" style:font-size-complex="12pt"/>
    </style:style>
    <style:style style:name="P23" style:family="paragraph" style:parent-style-name="Standard">
      <style:paragraph-properties fo:line-height="150%" fo:text-align="start" style:justify-single-word="false"/>
      <style:text-properties fo:color="#000000" loext:opacity="100%" style:font-name="Ubuntu Light1" fo:font-size="12pt" officeooo:rsid="00370f9f" officeooo:paragraph-rsid="00370f9f" style:font-size-asian="10.5pt" style:font-size-complex="12pt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font-name="Ubuntu Light1" fo:font-size="12pt" officeooo:rsid="00207d2f" officeooo:paragraph-rsid="00207d2f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Ubuntu Light1" fo:font-size="12pt" officeooo:rsid="0033c91b" officeooo:paragraph-rsid="0033c91b" style:font-size-asian="12pt" style:font-size-complex="12pt"/>
    </style:style>
    <style:style style:name="P26" style:family="paragraph" style:parent-style-name="Standard">
      <style:paragraph-properties fo:line-height="115%" fo:text-align="start" style:justify-single-word="false"/>
      <style:text-properties fo:color="#000000" loext:opacity="100%" style:font-name="Ubuntu Light1" fo:font-size="12pt" officeooo:rsid="0037c1f3" officeooo:paragraph-rsid="0037c1f3" fo:background-color="#81d41a" style:font-size-asian="12pt" style:font-size-complex="12pt"/>
    </style:style>
    <style:style style:name="P27" style:family="paragraph" style:parent-style-name="Standard">
      <style:paragraph-properties fo:line-height="115%" fo:text-align="start" style:justify-single-word="false"/>
      <style:text-properties fo:color="#000000" loext:opacity="100%" style:font-name="Ubuntu Light1" fo:font-size="12pt" officeooo:rsid="004f90f6" officeooo:paragraph-rsid="004f90f6" fo:background-color="transparent" style:font-size-asian="10.5pt" style:font-size-complex="12pt"/>
    </style:style>
    <style:style style:name="P28" style:family="paragraph" style:parent-style-name="Standard">
      <style:text-properties fo:color="#000000" loext:opacity="100%" style:font-name="Ubuntu Light1" officeooo:rsid="00442af8" officeooo:paragraph-rsid="00442af8" fo:background-color="#81d41a"/>
    </style:style>
    <style:style style:name="P29" style:family="paragraph" style:parent-style-name="Standard">
      <style:paragraph-properties fo:line-height="150%" fo:text-align="start" style:justify-single-word="false"/>
      <style:text-properties fo:color="#000000" loext:opacity="100%" style:font-name="Ubuntu Mono" fo:font-size="12pt" officeooo:rsid="00207d2f" officeooo:paragraph-rsid="00207d2f" style:font-size-asian="10.5pt" style:font-size-complex="12pt"/>
    </style:style>
    <style:style style:name="P30" style:family="paragraph" style:parent-style-name="Standard">
      <style:paragraph-properties fo:line-height="150%" fo:text-align="start" style:justify-single-word="false"/>
      <style:text-properties fo:color="#000000" loext:opacity="100%" style:font-name="Ubuntu Mono" fo:font-size="12pt" officeooo:rsid="00207d2f" officeooo:paragraph-rsid="0020ccb0" style:font-size-asian="10.5pt" style:font-size-complex="12pt"/>
    </style:style>
    <style:style style:name="P31" style:family="paragraph" style:parent-style-name="Standard">
      <style:paragraph-properties fo:line-height="150%" fo:text-align="start" style:justify-single-word="false"/>
      <style:text-properties fo:color="#000000" loext:opacity="100%" style:font-name="Ubuntu Mono" fo:font-size="12pt" officeooo:rsid="0020ccb0" officeooo:paragraph-rsid="0020ccb0" style:font-size-asian="10.5pt" style:font-size-complex="12pt"/>
    </style:style>
    <style:style style:name="P32" style:family="paragraph" style:parent-style-name="Standard">
      <style:paragraph-properties fo:line-height="115%" fo:text-align="start" style:justify-single-word="false"/>
      <style:text-properties fo:color="#000000" loext:opacity="100%" style:font-name="Ubuntu Mono" fo:font-size="12pt" officeooo:rsid="0020ccb0" officeooo:paragraph-rsid="0020ccb0" style:font-size-asian="10.5pt" style:font-size-complex="12pt"/>
    </style:style>
    <style:style style:name="P33" style:family="paragraph" style:parent-style-name="Standard">
      <style:paragraph-properties fo:line-height="150%" fo:text-align="start" style:justify-single-word="false"/>
      <style:text-properties fo:color="#000000" loext:opacity="100%" style:font-name="Ubuntu Mono" fo:font-size="12pt" officeooo:rsid="00226677" officeooo:paragraph-rsid="00226677" style:font-size-asian="10.5pt" style:font-size-complex="12pt"/>
    </style:style>
    <style:style style:name="P34" style:family="paragraph" style:parent-style-name="Standard">
      <style:paragraph-properties fo:line-height="150%" fo:text-align="start" style:justify-single-word="false"/>
      <style:text-properties fo:color="#000000" loext:opacity="100%" style:font-name="Ubuntu Mono" fo:font-size="12pt" officeooo:rsid="00226677" officeooo:paragraph-rsid="0025d2fd" style:font-size-asian="10.5pt" style:font-size-complex="12pt"/>
    </style:style>
    <style:style style:name="P35" style:family="paragraph" style:parent-style-name="Standard">
      <style:paragraph-properties fo:line-height="150%" fo:text-align="start" style:justify-single-word="false"/>
      <style:text-properties fo:color="#000000" loext:opacity="100%" style:font-name="Ubuntu Mono" fo:font-size="12pt" officeooo:rsid="00242e27" officeooo:paragraph-rsid="00242e27" style:font-size-asian="10.5pt" style:font-size-complex="12pt"/>
    </style:style>
    <style:style style:name="P36" style:family="paragraph" style:parent-style-name="Standard">
      <style:paragraph-properties fo:line-height="150%" fo:text-align="start" style:justify-single-word="false"/>
      <style:text-properties fo:color="#000000" loext:opacity="100%" style:font-name="Ubuntu Mono" fo:font-size="12pt" officeooo:rsid="0027afde" officeooo:paragraph-rsid="0027afde" style:font-size-asian="10.5pt" style:font-size-complex="12pt"/>
    </style:style>
    <style:style style:name="P37" style:family="paragraph" style:parent-style-name="Standard">
      <style:paragraph-properties fo:line-height="150%" fo:text-align="start" style:justify-single-word="false"/>
      <style:text-properties fo:color="#000000" loext:opacity="100%" style:font-name="Ubuntu Mono" fo:font-size="12pt" officeooo:rsid="00291840" officeooo:paragraph-rsid="00291840" style:font-size-asian="10.5pt" style:font-size-complex="12pt"/>
    </style:style>
    <style:style style:name="P38" style:family="paragraph" style:parent-style-name="Standard">
      <style:paragraph-properties fo:line-height="150%" fo:text-align="start" style:justify-single-word="false"/>
      <style:text-properties fo:color="#000000" loext:opacity="100%" style:font-name="Ubuntu Mono" fo:font-size="12pt" officeooo:rsid="002ae2c1" officeooo:paragraph-rsid="002ae2c1" style:font-size-asian="10.5pt" style:font-size-complex="12pt"/>
    </style:style>
    <style:style style:name="P39" style:family="paragraph" style:parent-style-name="Standard">
      <style:paragraph-properties fo:line-height="100%" fo:text-align="start" style:justify-single-word="false"/>
      <style:text-properties fo:color="#000000" loext:opacity="100%" style:font-name="Ubuntu Mono" fo:font-size="12pt" officeooo:rsid="002ae2c1" officeooo:paragraph-rsid="002ae2c1" style:font-size-asian="10.5pt" style:font-size-complex="12pt"/>
    </style:style>
    <style:style style:name="P40" style:family="paragraph" style:parent-style-name="Standard">
      <style:paragraph-properties fo:line-height="150%" fo:text-align="start" style:justify-single-word="false"/>
      <style:text-properties fo:color="#000000" loext:opacity="100%" style:font-name="Ubuntu Mono" fo:font-size="12pt" officeooo:rsid="003159be" officeooo:paragraph-rsid="003159be" style:font-size-asian="10.5pt" style:font-size-complex="12pt"/>
    </style:style>
    <style:style style:name="P41" style:family="paragraph" style:parent-style-name="Standard">
      <style:paragraph-properties fo:line-height="150%" fo:text-align="start" style:justify-single-word="false"/>
      <style:text-properties fo:color="#000000" loext:opacity="100%" style:font-name="Ubuntu Mono" fo:font-size="12pt" officeooo:rsid="0036f3c3" officeooo:paragraph-rsid="0036f3c3" style:font-size-asian="10.5pt" style:font-size-complex="12pt"/>
    </style:style>
    <style:style style:name="P42" style:family="paragraph" style:parent-style-name="Standard">
      <style:paragraph-properties fo:line-height="150%" fo:text-align="start" style:justify-single-word="false"/>
      <style:text-properties fo:color="#000000" loext:opacity="100%" style:font-name="Ubuntu Mono" fo:font-size="12pt" officeooo:rsid="00370f9f" officeooo:paragraph-rsid="00370f9f" style:font-size-asian="10.5pt" style:font-size-complex="12pt"/>
    </style:style>
    <style:style style:name="P43" style:family="paragraph" style:parent-style-name="Standard">
      <style:paragraph-properties fo:line-height="150%" fo:text-align="start" style:justify-single-word="false"/>
      <style:text-properties fo:color="#000000" loext:opacity="100%" style:font-name="Ubuntu Mono" fo:font-size="12pt" officeooo:rsid="006dc58f" officeooo:paragraph-rsid="006dc58f" style:font-size-asian="10.5pt" style:font-size-complex="12pt"/>
    </style:style>
    <style:style style:name="P44" style:family="paragraph" style:parent-style-name="Standard">
      <style:paragraph-properties fo:line-height="150%" fo:text-align="start" style:justify-single-word="false"/>
      <style:text-properties fo:color="#000000" loext:opacity="100%" style:font-name="Ubuntu Mono" fo:font-size="12pt" officeooo:rsid="006f14b4" officeooo:paragraph-rsid="006f14b4" style:font-size-asian="10.5pt" style:font-size-complex="12pt"/>
    </style:style>
    <style:style style:name="P45" style:family="paragraph" style:parent-style-name="Standard">
      <style:paragraph-properties fo:line-height="150%" fo:text-align="start" style:justify-single-word="false"/>
      <style:text-properties fo:color="#000000" loext:opacity="100%" style:font-name="Ubuntu Mono" fo:font-size="12pt" officeooo:rsid="006fd992" officeooo:paragraph-rsid="006fd992" style:font-size-asian="10.5pt" style:font-size-complex="12pt"/>
    </style:style>
    <style:style style:name="P46" style:family="paragraph" style:parent-style-name="Standard">
      <style:paragraph-properties fo:text-align="start" style:justify-single-word="false"/>
      <style:text-properties fo:color="#000000" loext:opacity="100%" style:font-name="Ubuntu Mono" fo:font-size="12pt" officeooo:rsid="001e9cec" officeooo:paragraph-rsid="001e9cec" style:font-size-asian="10.5pt" style:font-size-complex="12pt"/>
    </style:style>
    <style:style style:name="P47" style:family="paragraph" style:parent-style-name="Standard">
      <style:paragraph-properties fo:text-align="start" style:justify-single-word="false"/>
      <style:text-properties fo:color="#000000" loext:opacity="100%" style:font-name="Ubuntu Mono" fo:font-size="12pt" officeooo:rsid="0070d2b2" officeooo:paragraph-rsid="0070d2b2" style:font-size-asian="10.5pt" style:font-size-complex="12pt"/>
    </style:style>
    <style:style style:name="P48" style:family="paragraph" style:parent-style-name="Standard">
      <style:paragraph-properties fo:line-height="150%" fo:text-align="start" style:justify-single-word="false"/>
      <style:text-properties fo:color="#000000" loext:opacity="100%" style:font-name="Ubuntu Mono" fo:font-size="12pt" officeooo:rsid="00214eed" officeooo:paragraph-rsid="00226677" style:font-size-asian="12pt" style:font-size-complex="12pt"/>
    </style:style>
    <style:style style:name="P49" style:family="paragraph" style:parent-style-name="Standard">
      <style:paragraph-properties fo:line-height="150%" fo:text-align="start" style:justify-single-word="false"/>
      <style:text-properties fo:color="#000000" loext:opacity="100%" style:font-name="Ubuntu Mono" fo:font-size="12pt" officeooo:rsid="002ae2c1" officeooo:paragraph-rsid="002ae2c1" style:font-size-asian="12pt" style:font-size-complex="12pt"/>
    </style:style>
    <style:style style:name="P50" style:family="paragraph" style:parent-style-name="Standard">
      <style:paragraph-properties fo:line-height="150%" fo:text-align="start" style:justify-single-word="false"/>
      <style:text-properties fo:color="#000000" loext:opacity="100%" style:font-name="Ubuntu Mono" fo:font-size="12pt" officeooo:rsid="002ae2c1" officeooo:paragraph-rsid="002bf112" style:font-size-asian="12pt" style:font-size-complex="12pt"/>
    </style:style>
    <style:style style:name="P51" style:family="paragraph" style:parent-style-name="Standard">
      <style:paragraph-properties fo:text-align="start" style:justify-single-word="false"/>
      <style:text-properties fo:color="#000000" loext:opacity="100%" style:font-name="Ubuntu Mono" fo:font-size="12pt" officeooo:rsid="003252d6" officeooo:paragraph-rsid="003252d6" style:font-size-asian="12pt" style:font-size-complex="12pt"/>
    </style:style>
    <style:style style:name="P52" style:family="paragraph" style:parent-style-name="Standard">
      <style:paragraph-properties fo:text-align="start" style:justify-single-word="false"/>
      <style:text-properties fo:color="#000000" loext:opacity="100%" style:font-name="Ubuntu Mono" fo:font-size="12pt" officeooo:rsid="00207d2f" officeooo:paragraph-rsid="00207d2f" style:font-size-asian="12pt" style:font-size-complex="12pt"/>
    </style:style>
    <style:style style:name="P53" style:family="paragraph" style:parent-style-name="Standard">
      <style:paragraph-properties fo:text-align="start" style:justify-single-word="false"/>
      <style:text-properties fo:color="#000000" loext:opacity="100%" style:font-name="Ubuntu Mono" fo:font-size="12pt" officeooo:rsid="0033c91b" officeooo:paragraph-rsid="0033c91b" style:font-size-asian="12pt" style:font-size-complex="12pt"/>
    </style:style>
    <style:style style:name="P54" style:family="paragraph" style:parent-style-name="Standard">
      <style:paragraph-properties fo:line-height="150%" fo:text-align="start" style:justify-single-word="false"/>
      <style:text-properties fo:color="#000000" loext:opacity="100%" style:font-name="Ubuntu Mono" fo:font-size="12pt" officeooo:rsid="0037c1f3" officeooo:paragraph-rsid="0037c1f3" style:font-size-asian="12pt" style:font-size-complex="12pt"/>
    </style:style>
    <style:style style:name="P55" style:family="paragraph" style:parent-style-name="Standard">
      <style:paragraph-properties fo:line-height="115%" fo:text-align="start" style:justify-single-word="false"/>
      <style:text-properties fo:color="#000000" loext:opacity="100%" style:font-name="Ubuntu Mono" fo:font-size="12pt" officeooo:rsid="0037c1f3" officeooo:paragraph-rsid="0037c1f3" style:font-size-asian="12pt" style:font-size-complex="12pt"/>
    </style:style>
    <style:style style:name="P56" style:family="paragraph" style:parent-style-name="Standard">
      <style:paragraph-properties fo:line-height="115%" fo:text-align="start" style:justify-single-word="false"/>
      <style:text-properties fo:color="#000000" loext:opacity="100%" style:font-name="Ubuntu Mono" fo:font-size="12pt" officeooo:rsid="0037c1f3" officeooo:paragraph-rsid="003daea5" style:font-size-asian="12pt" style:font-size-complex="12pt"/>
    </style:style>
    <style:style style:name="P57" style:family="paragraph" style:parent-style-name="Standard">
      <style:paragraph-properties fo:text-align="start" style:justify-single-word="false"/>
      <style:text-properties fo:color="#000000" loext:opacity="100%" style:font-name="Ubuntu Mono" fo:font-size="12pt" fo:font-weight="bold" officeooo:rsid="0033c91b" officeooo:paragraph-rsid="0033c91b" style:font-size-asian="12pt" style:font-weight-asian="bold" style:font-size-complex="12pt" style:font-weight-complex="bold"/>
    </style:style>
    <style:style style:name="P58" style:family="paragraph" style:parent-style-name="Standard">
      <style:paragraph-properties fo:line-height="150%" fo:text-align="start" style:justify-single-word="false"/>
      <style:text-properties fo:color="#000000" loext:opacity="100%" style:font-name="Ubuntu Mono" fo:font-size="12pt" officeooo:rsid="0037c1f3" officeooo:paragraph-rsid="003f0b87" fo:background-color="#81d41a" style:font-size-asian="12pt" style:font-size-complex="12pt"/>
    </style:style>
    <style:style style:name="P59" style:family="paragraph" style:parent-style-name="Standard">
      <style:paragraph-properties fo:line-height="115%" fo:text-align="start" style:justify-single-word="false"/>
      <style:text-properties fo:color="#000000" loext:opacity="100%" style:font-name="Ubuntu Mono" fo:font-size="12pt" officeooo:rsid="00402117" officeooo:paragraph-rsid="0042109e" fo:background-color="#81d41a" style:font-size-asian="12pt" style:font-size-complex="12pt"/>
    </style:style>
    <style:style style:name="P60" style:family="paragraph" style:parent-style-name="Standard">
      <style:paragraph-properties fo:line-height="115%" fo:text-align="start" style:justify-single-word="false"/>
      <style:text-properties fo:color="#000000" loext:opacity="100%" style:font-name="Ubuntu Mono" fo:font-size="12pt" officeooo:rsid="004c8951" officeooo:paragraph-rsid="004dc60b" fo:background-color="#81d41a" style:font-size-asian="10.5pt" style:font-size-complex="12pt"/>
    </style:style>
    <style:style style:name="P61" style:family="paragraph" style:parent-style-name="Standard">
      <style:paragraph-properties fo:line-height="150%" fo:text-align="start" style:justify-single-word="false"/>
      <style:text-properties fo:color="#000000" loext:opacity="100%" style:font-name="Ubuntu Mono" fo:font-size="12pt" officeooo:rsid="0020ccb0" officeooo:paragraph-rsid="0073585a" fo:background-color="#81d41a" style:font-size-asian="10.5pt" style:font-size-complex="12pt"/>
    </style:style>
    <style:style style:name="P62" style:family="paragraph" style:parent-style-name="Standard">
      <style:paragraph-properties fo:line-height="150%" fo:text-align="start" style:justify-single-word="false"/>
      <style:text-properties fo:color="#000000" loext:opacity="100%" style:font-name="Ubuntu Mono" fo:font-size="12pt" officeooo:rsid="0020ccb0" officeooo:paragraph-rsid="0020ccb0" fo:background-color="#81d41a" style:font-size-asian="10.5pt" style:font-size-complex="12pt"/>
    </style:style>
    <style:style style:name="P63" style:family="paragraph" style:parent-style-name="Standard">
      <style:paragraph-properties fo:line-height="115%" fo:text-align="start" style:justify-single-word="false"/>
      <style:text-properties fo:color="#000000" loext:opacity="100%" style:font-name="Ubuntu Mono" fo:font-size="12pt" officeooo:rsid="0037c1f3" officeooo:paragraph-rsid="0037c1f3" fo:background-color="transparent" style:font-size-asian="12pt" style:font-size-complex="12pt"/>
    </style:style>
    <style:style style:name="P64" style:family="paragraph" style:parent-style-name="Standard">
      <style:paragraph-properties fo:line-height="115%" fo:text-align="start" style:justify-single-word="false"/>
      <style:text-properties fo:color="#000000" loext:opacity="100%" style:font-name="Ubuntu Mono" fo:font-size="12pt" officeooo:rsid="0037c1f3" officeooo:paragraph-rsid="00402117" fo:background-color="transparent" style:font-size-asian="12pt" style:font-size-complex="12pt"/>
    </style:style>
    <style:style style:name="P65" style:family="paragraph" style:parent-style-name="Standard">
      <style:paragraph-properties fo:line-height="115%" fo:text-align="start" style:justify-single-word="false"/>
      <style:text-properties fo:color="#000000" loext:opacity="100%" style:font-name="Ubuntu Mono" fo:font-size="12pt" officeooo:rsid="00402117" officeooo:paragraph-rsid="00402117" fo:background-color="transparent" style:font-size-asian="12pt" style:font-size-complex="12pt"/>
    </style:style>
    <style:style style:name="P66" style:family="paragraph" style:parent-style-name="Standard">
      <style:paragraph-properties fo:line-height="115%" fo:text-align="start" style:justify-single-word="false"/>
      <style:text-properties fo:color="#000000" loext:opacity="100%" style:font-name="Ubuntu Mono" fo:font-size="12pt" officeooo:rsid="00402117" officeooo:paragraph-rsid="0042109e" fo:background-color="transparent" style:font-size-asian="12pt" style:font-size-complex="12pt"/>
    </style:style>
    <style:style style:name="P67" style:family="paragraph" style:parent-style-name="Standard">
      <style:paragraph-properties fo:line-height="115%" fo:text-align="start" style:justify-single-word="false"/>
      <style:text-properties fo:color="#000000" loext:opacity="100%" style:font-name="Ubuntu Mono" fo:font-size="12pt" officeooo:rsid="00402117" officeooo:paragraph-rsid="0042109e" fo:background-color="transparent" style:font-size-asian="10.5pt" style:font-size-complex="12pt"/>
    </style:style>
    <style:style style:name="P68" style:family="paragraph" style:parent-style-name="Standard">
      <style:paragraph-properties fo:line-height="115%" fo:text-align="start" style:justify-single-word="false"/>
      <style:text-properties fo:color="#000000" loext:opacity="100%" style:font-name="Ubuntu Mono" fo:font-size="12pt" officeooo:rsid="0047e4c6" officeooo:paragraph-rsid="0047e4c6" fo:background-color="transparent" style:font-size-asian="10.5pt" style:font-size-complex="12pt"/>
    </style:style>
    <style:style style:name="P69" style:family="paragraph" style:parent-style-name="Standard">
      <style:paragraph-properties fo:line-height="115%" fo:text-align="start" style:justify-single-word="false"/>
      <style:text-properties fo:color="#000000" loext:opacity="100%" style:font-name="Ubuntu Mono" fo:font-size="12pt" officeooo:rsid="004b3091" officeooo:paragraph-rsid="004b3091" fo:background-color="transparent" style:font-size-asian="10.5pt" style:font-size-complex="12pt"/>
    </style:style>
    <style:style style:name="P70" style:family="paragraph" style:parent-style-name="Standard">
      <style:paragraph-properties fo:line-height="115%" fo:text-align="start" style:justify-single-word="false"/>
      <style:text-properties fo:color="#000000" loext:opacity="100%" style:font-name="Ubuntu Mono" fo:font-size="12pt" officeooo:rsid="004bd161" officeooo:paragraph-rsid="004bd161" fo:background-color="transparent" style:font-size-asian="10.5pt" style:font-size-complex="12pt"/>
    </style:style>
    <style:style style:name="P71" style:family="paragraph" style:parent-style-name="Standard">
      <style:paragraph-properties fo:line-height="115%" fo:text-align="start" style:justify-single-word="false"/>
      <style:text-properties fo:color="#000000" loext:opacity="100%" style:font-name="Ubuntu Mono" fo:font-size="12pt" officeooo:rsid="004c8951" officeooo:paragraph-rsid="004c8951" fo:background-color="transparent" style:font-size-asian="10.5pt" style:font-size-complex="12pt"/>
    </style:style>
    <style:style style:name="P72" style:family="paragraph" style:parent-style-name="Standard">
      <style:paragraph-properties fo:line-height="115%" fo:text-align="start" style:justify-single-word="false"/>
      <style:text-properties fo:color="#000000" loext:opacity="100%" style:font-name="Ubuntu Mono" fo:font-size="12pt" officeooo:rsid="005527f1" officeooo:paragraph-rsid="005527f1" fo:background-color="transparent" style:font-size-asian="10.5pt" style:font-size-complex="12pt"/>
    </style:style>
    <style:style style:name="P73" style:family="paragraph" style:parent-style-name="Standard">
      <style:paragraph-properties fo:line-height="150%" fo:text-align="start" style:justify-single-word="false"/>
      <style:text-properties fo:color="#000000" loext:opacity="100%" style:font-name="Ubuntu Mono" fo:font-size="12pt" officeooo:rsid="004f90f6" officeooo:paragraph-rsid="004f90f6" fo:background-color="transparent" style:font-size-asian="10.5pt" style:font-size-complex="12pt"/>
    </style:style>
    <style:style style:name="P74" style:family="paragraph" style:parent-style-name="Standard">
      <style:paragraph-properties fo:line-height="150%" fo:text-align="start" style:justify-single-word="false"/>
      <style:text-properties fo:color="#000000" loext:opacity="100%" style:font-name="Ubuntu Light" fo:font-size="12pt" officeooo:rsid="00207d2f" officeooo:paragraph-rsid="00207d2f" style:font-size-asian="10.5pt" style:font-size-complex="12pt"/>
    </style:style>
    <style:style style:name="P75" style:family="paragraph" style:parent-style-name="Standard">
      <style:paragraph-properties fo:line-height="150%" fo:text-align="start" style:justify-single-word="false"/>
      <style:text-properties fo:color="#000000" loext:opacity="100%" style:font-name="Ubuntu Light" fo:font-size="12pt" officeooo:rsid="0020ccb0" officeooo:paragraph-rsid="0020ccb0" style:font-size-asian="10.5pt" style:font-size-complex="12pt"/>
    </style:style>
    <style:style style:name="P76" style:family="paragraph" style:parent-style-name="Standard">
      <style:paragraph-properties fo:line-height="150%" fo:text-align="start" style:justify-single-word="false"/>
      <style:text-properties fo:color="#000000" loext:opacity="100%" style:font-name="Ubuntu Light" fo:font-size="12pt" officeooo:rsid="00226677" officeooo:paragraph-rsid="00226677" style:font-size-asian="10.5pt" style:font-size-complex="12pt"/>
    </style:style>
    <style:style style:name="P77" style:family="paragraph" style:parent-style-name="Standard">
      <style:paragraph-properties fo:line-height="115%" fo:text-align="center" style:justify-single-word="false"/>
      <style:text-properties fo:color="#000000" loext:opacity="100%" style:font-name="Ubuntu Light" fo:font-size="12pt" fo:font-weight="normal" officeooo:rsid="0012363e" officeooo:paragraph-rsid="001dc412" fo:background-color="transparent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line-height="115%" fo:text-align="start" style:justify-single-word="false"/>
      <style:text-properties fo:color="#000000" loext:opacity="100%" style:font-name="Ubuntu Light" fo:font-size="12pt" fo:font-weight="normal" officeooo:rsid="0012363e" officeooo:paragraph-rsid="001dc412" fo:background-color="transparent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line-height="150%" fo:text-align="center" style:justify-single-word="false"/>
      <style:text-properties fo:color="#000000" loext:opacity="100%" style:font-name="Ubuntu Light" fo:font-size="20pt" officeooo:rsid="0020ccb0" officeooo:paragraph-rsid="0020ccb0" style:font-size-asian="17.5pt" style:font-size-complex="20pt"/>
    </style:style>
    <style:style style:name="P80" style:family="paragraph" style:parent-style-name="Standard">
      <style:paragraph-properties fo:line-height="150%" fo:text-align="start" style:justify-single-word="false"/>
      <style:text-properties fo:color="#000000" loext:opacity="100%" style:font-name="Ubuntu Light" fo:font-size="20pt" officeooo:rsid="0020ccb0" officeooo:paragraph-rsid="0020ccb0" style:font-size-asian="17.5pt" style:font-size-complex="20pt"/>
    </style:style>
    <style:style style:name="P81" style:family="paragraph" style:parent-style-name="Standard">
      <style:paragraph-properties fo:line-height="150%" fo:text-align="center" style:justify-single-word="false"/>
      <style:text-properties fo:color="#000000" loext:opacity="100%" style:font-name="Ubuntu Light" fo:font-size="20pt" officeooo:rsid="002ae2c1" officeooo:paragraph-rsid="002ae2c1" style:font-size-asian="17.5pt" style:font-size-complex="20pt"/>
    </style:style>
    <style:style style:name="P82" style:family="paragraph" style:parent-style-name="Standard">
      <style:paragraph-properties fo:line-height="150%" fo:text-align="center" style:justify-single-word="false"/>
      <style:text-properties fo:color="#000000" loext:opacity="100%" style:font-name="Ubuntu Light" fo:font-size="20pt" officeooo:rsid="0037c1f3" officeooo:paragraph-rsid="0037c1f3" style:font-size-asian="17.5pt" style:font-size-complex="20pt"/>
    </style:style>
    <style:style style:name="P83" style:family="paragraph" style:parent-style-name="Standard">
      <style:paragraph-properties fo:line-height="150%" fo:text-align="center" style:justify-single-word="false"/>
      <style:text-properties fo:color="#000000" loext:opacity="100%" style:font-name="Ubuntu Light" fo:font-size="20pt" officeooo:rsid="00226677" officeooo:paragraph-rsid="00226677" style:font-size-asian="20pt" style:font-size-complex="20pt"/>
    </style:style>
    <style:style style:name="P84" style:family="paragraph" style:parent-style-name="Standard">
      <style:paragraph-properties fo:line-height="150%" fo:text-align="center" style:justify-single-word="false"/>
      <style:text-properties fo:color="#000000" loext:opacity="100%" style:font-name="Ubuntu Light" fo:font-size="20pt" officeooo:rsid="0027afde" officeooo:paragraph-rsid="0027afde" style:font-size-asian="20pt" style:font-size-complex="20pt"/>
    </style:style>
    <style:style style:name="P85" style:family="paragraph" style:parent-style-name="Standard">
      <style:paragraph-properties fo:line-height="150%" fo:text-align="center" style:justify-single-word="false"/>
      <style:text-properties fo:color="#000000" loext:opacity="100%" style:font-name="Ubuntu Light" fo:font-size="20pt" officeooo:rsid="00291840" officeooo:paragraph-rsid="00291840" style:font-size-asian="20pt" style:font-size-complex="20pt"/>
    </style:style>
    <style:style style:name="P86" style:family="paragraph" style:parent-style-name="Standard">
      <style:paragraph-properties fo:line-height="150%" fo:text-align="center" style:justify-single-word="false"/>
      <style:text-properties fo:color="#000000" loext:opacity="100%" style:font-name="Ubuntu Light" fo:font-size="20pt" officeooo:rsid="003159be" officeooo:paragraph-rsid="003159be" style:font-size-asian="20pt" style:font-size-complex="20pt"/>
    </style:style>
    <style:style style:name="P87" style:family="paragraph" style:parent-style-name="Standard">
      <style:paragraph-properties fo:line-height="115%" fo:text-align="center" style:justify-single-word="false"/>
      <style:text-properties fo:color="#000000" loext:opacity="100%" style:font-name="Ubuntu Light" fo:font-size="20pt" officeooo:rsid="00402117" officeooo:paragraph-rsid="0042109e" fo:background-color="transparent" style:font-size-asian="20pt" style:font-size-complex="20pt"/>
    </style:style>
    <style:style style:name="P88" style:family="paragraph" style:parent-style-name="Standard">
      <style:paragraph-properties fo:line-height="115%" fo:text-align="center" style:justify-single-word="false"/>
      <style:text-properties fo:color="#000000" loext:opacity="100%" style:font-name="Ubuntu Light" fo:font-size="20pt" officeooo:rsid="00402117" officeooo:paragraph-rsid="0049734d" fo:background-color="transparent" style:font-size-asian="20pt" style:font-size-complex="20pt"/>
    </style:style>
    <style:style style:name="P89" style:family="paragraph" style:parent-style-name="Standard">
      <style:paragraph-properties fo:line-height="150%" fo:text-align="start" style:justify-single-word="false"/>
      <style:text-properties fo:color="#000000" loext:opacity="100%" style:font-name="Ubuntu Light" fo:font-size="15pt" officeooo:rsid="00214eed" officeooo:paragraph-rsid="00226677" style:font-size-asian="15pt" style:font-size-complex="15pt"/>
    </style:style>
    <style:style style:name="P90" style:family="paragraph" style:parent-style-name="Standard">
      <style:paragraph-properties fo:line-height="150%" fo:text-align="center" style:justify-single-word="false"/>
      <style:text-properties fo:color="#000000" loext:opacity="100%" style:font-name="Ubuntu Mono1" fo:font-size="15pt" officeooo:rsid="00214eed" officeooo:paragraph-rsid="00226677" style:font-size-asian="15pt" style:font-size-complex="15pt"/>
    </style:style>
    <style:style style:name="P91" style:family="paragraph" style:parent-style-name="Standard">
      <style:paragraph-properties fo:line-height="150%" fo:text-align="start" style:justify-single-word="false"/>
      <style:text-properties fo:color="#000000" loext:opacity="100%" style:font-name="Ubuntu Mono1" fo:font-size="12pt" officeooo:rsid="00214eed" officeooo:paragraph-rsid="00226677" style:font-size-asian="12pt" style:font-size-complex="12pt"/>
    </style:style>
    <style:style style:name="P92" style:family="paragraph" style:parent-style-name="Standard">
      <style:paragraph-properties fo:line-height="150%" fo:text-align="center" style:justify-single-word="false"/>
      <style:text-properties fo:color="#000000" loext:opacity="100%" style:font-name="Ubuntu Mono1" fo:font-size="12pt" officeooo:rsid="00214eed" officeooo:paragraph-rsid="00214eed" style:font-size-asian="12pt" style:font-size-complex="12pt"/>
    </style:style>
    <style:style style:name="P93" style:family="paragraph" style:parent-style-name="Standard">
      <style:paragraph-properties fo:line-height="150%" fo:text-align="start" style:justify-single-word="false"/>
      <style:text-properties fo:color="#000000" loext:opacity="100%" style:font-name="Ubuntu Mono1" fo:font-size="12pt" officeooo:rsid="0020ccb0" officeooo:paragraph-rsid="0020ccb0" style:font-size-asian="10.5pt" style:font-size-complex="12pt"/>
    </style:style>
    <style:style style:name="P94" style:family="paragraph" style:parent-style-name="Standard">
      <style:paragraph-properties fo:line-height="115%" fo:text-align="start" style:justify-single-word="false"/>
      <style:text-properties fo:color="#000000" loext:opacity="100%" style:font-name="Ubuntu Mono1" fo:font-size="12pt" officeooo:rsid="0020ccb0" officeooo:paragraph-rsid="0020ccb0" style:font-size-asian="10.5pt" style:font-size-complex="12pt"/>
    </style:style>
    <style:style style:name="P95" style:family="paragraph" style:parent-style-name="Standard">
      <style:paragraph-properties fo:line-height="100%" fo:text-align="start" style:justify-single-word="false"/>
      <style:text-properties fo:color="#000000" loext:opacity="100%" style:font-name="Ubuntu Mono1" fo:font-size="12pt" officeooo:rsid="0020ccb0" officeooo:paragraph-rsid="0020ccb0" style:font-size-asian="10.5pt" style:font-size-complex="12pt"/>
    </style:style>
    <style:style style:name="P96" style:family="paragraph" style:parent-style-name="Standard">
      <style:paragraph-properties fo:line-height="150%" fo:text-align="start" style:justify-single-word="false"/>
      <style:text-properties fo:color="#000000" loext:opacity="100%" style:font-name="Ubuntu Mono1" fo:font-size="12pt" officeooo:rsid="00370f9f" officeooo:paragraph-rsid="00370f9f" style:font-size-asian="10.5pt" style:font-size-complex="12pt"/>
    </style:style>
    <style:style style:name="P97" style:family="paragraph" style:parent-style-name="Standard">
      <style:paragraph-properties fo:line-height="150%" fo:text-align="start" style:justify-single-word="false"/>
      <style:text-properties fo:color="#3465a4" loext:opacity="100%" style:font-name="Ubuntu Mono" fo:font-size="12pt" officeooo:rsid="00226677" officeooo:paragraph-rsid="00226677" style:font-size-asian="10.5pt" style:font-size-complex="12pt"/>
    </style:style>
    <style:style style:name="P98" style:family="paragraph" style:parent-style-name="Standard">
      <style:paragraph-properties fo:line-height="150%" fo:text-align="start" style:justify-single-word="false"/>
      <style:text-properties fo:color="#ffffff" loext:opacity="100%" style:font-name="Ubuntu Mono1" fo:font-size="10.5pt" fo:font-weight="normal" officeooo:paragraph-rsid="00226677" fo:background-color="#1e1e1e"/>
    </style:style>
    <style:style style:name="P99" style:family="paragraph" style:parent-style-name="Standard">
      <style:paragraph-properties fo:line-height="150%" fo:text-align="start" style:justify-single-word="false"/>
      <style:text-properties fo:color="#ff0000" loext:opacity="100%" style:font-name="Ubuntu Mono" fo:font-size="12pt" officeooo:rsid="002ae2c1" officeooo:paragraph-rsid="002ae2c1" style:font-size-asian="12pt" style:font-size-complex="12pt"/>
    </style:style>
    <style:style style:name="P100" style:family="paragraph" style:parent-style-name="Standard">
      <style:paragraph-properties fo:text-align="start" style:justify-single-word="false"/>
      <style:text-properties fo:color="#ff0000" loext:opacity="100%" style:font-name="Ubuntu Mono" fo:font-size="12pt" officeooo:rsid="00207d2f" officeooo:paragraph-rsid="00207d2f" style:font-size-asian="12pt" style:font-size-complex="12pt"/>
    </style:style>
    <style:style style:name="P101" style:family="paragraph" style:parent-style-name="Standard">
      <style:paragraph-properties fo:line-height="150%" fo:text-align="start" style:justify-single-word="false"/>
      <style:text-properties fo:font-variant="normal" fo:text-transform="none" fo:color="#000000" loext:opacity="100%" style:font-name="Ubuntu Mono" fo:font-size="12pt" fo:letter-spacing="normal" fo:font-style="normal" fo:font-weight="normal" officeooo:rsid="002ae2c1" officeooo:paragraph-rsid="002bf112" style:font-size-asian="12pt" style:font-size-complex="12pt"/>
    </style:style>
    <style:style style:name="P102" style:family="paragraph" style:parent-style-name="Standard">
      <style:paragraph-properties fo:line-height="115%" fo:text-align="start" style:justify-single-word="false"/>
      <style:text-properties fo:font-variant="normal" fo:text-transform="none" fo:color="#000000" loext:opacity="100%" style:font-name="Ubuntu Mono" fo:font-size="12pt" fo:letter-spacing="normal" fo:font-style="normal" fo:font-weight="normal" officeooo:rsid="004f90f6" officeooo:paragraph-rsid="004f90f6" fo:background-color="transparent" style:font-size-asian="12pt" style:font-size-complex="12pt"/>
    </style:style>
    <style:style style:name="P103" style:family="paragraph" style:parent-style-name="Standard">
      <style:paragraph-properties fo:line-height="150%" fo:text-align="start" style:justify-single-word="false"/>
      <style:text-properties fo:font-variant="normal" fo:text-transform="none" fo:color="#000000" loext:opacity="100%" style:font-name="Ubuntu Mono" fo:font-size="12pt" fo:letter-spacing="normal" fo:font-style="normal" fo:font-weight="normal" officeooo:rsid="004f90f6" officeooo:paragraph-rsid="004f90f6" fo:background-color="transparent" style:font-size-asian="12pt" style:font-size-complex="12pt"/>
    </style:style>
    <style:style style:name="P104" style:family="paragraph" style:parent-style-name="Standard">
      <style:paragraph-properties fo:line-height="150%" fo:text-align="start" style:justify-single-word="false"/>
      <style:text-properties fo:font-variant="normal" fo:text-transform="none" fo:color="#10162f" loext:opacity="100%" style:font-name="Ubuntu Mono" fo:font-size="12pt" fo:letter-spacing="normal" fo:font-style="normal" fo:font-weight="normal" officeooo:rsid="0037c1f3" officeooo:paragraph-rsid="0037c1f3" style:font-size-asian="12pt" style:font-size-complex="12pt"/>
    </style:style>
    <style:style style:name="P105" style:family="paragraph" style:parent-style-name="Standard">
      <style:paragraph-properties fo:line-height="150%" fo:text-align="start" style:justify-single-word="false"/>
      <style:text-properties fo:font-variant="normal" fo:text-transform="none" fo:color="#c9211e" loext:opacity="100%" style:font-name="Ubuntu Mono" fo:font-size="12pt" fo:letter-spacing="normal" fo:font-style="normal" fo:font-weight="normal" officeooo:rsid="004f90f6" officeooo:paragraph-rsid="004f90f6" fo:background-color="transparent" style:font-size-asian="12pt" style:font-size-complex="12pt"/>
    </style:style>
    <style:style style:name="P106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Ubuntu Light" fo:font-size="12pt" fo:font-weight="normal" officeooo:rsid="0012363e" officeooo:paragraph-rsid="001dc412" fo:background-color="transparent" style:font-size-asian="10.5pt" style:font-weight-asian="normal" style:font-size-complex="12pt" style:font-weight-complex="normal"/>
    </style:style>
    <style:style style:name="P107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fo:color="#000000" loext:opacity="100%" style:font-name="Ubuntu Light" fo:font-size="12pt" fo:font-weight="normal" officeooo:rsid="0012363e" officeooo:paragraph-rsid="001dc412" fo:background-color="transparent" style:font-size-asian="10.5pt" style:font-weight-asian="normal" style:font-size-complex="12pt" style:font-weight-complex="normal"/>
    </style:style>
    <style:style style:name="P108" style:family="paragraph" style:parent-style-name="Table_20_Contents">
      <style:paragraph-properties fo:text-align="start" style:justify-single-word="false"/>
      <style:text-properties style:font-name="Ubuntu Light" fo:font-size="12pt" officeooo:paragraph-rsid="001dc412" style:font-size-asian="10.5pt" style:font-size-complex="12pt"/>
    </style:style>
    <style:style style:name="P109" style:family="paragraph" style:parent-style-name="Table_20_Contents">
      <style:paragraph-properties fo:text-align="start" style:justify-single-word="false"/>
      <style:text-properties fo:color="#800080" loext:opacity="100%" style:font-name="Ubuntu Light" fo:font-size="12pt" officeooo:paragraph-rsid="001dc412" style:font-size-asian="10.5pt" style:font-size-complex="12pt"/>
    </style:style>
    <style:style style:name="P110" style:family="paragraph" style:parent-style-name="Table_20_Contents">
      <style:paragraph-properties fo:text-align="start" style:justify-single-word="false"/>
      <style:text-properties fo:color="#800080" loext:opacity="100%" style:font-name="Ubuntu Light" fo:font-size="12pt" officeooo:rsid="00207d2f" officeooo:paragraph-rsid="00207d2f" style:font-size-asian="10.5pt" style:font-size-complex="12pt"/>
    </style:style>
    <style:style style:name="P111" style:family="paragraph" style:parent-style-name="Table_20_Contents">
      <style:paragraph-properties fo:text-align="start" style:justify-single-word="false"/>
      <style:text-properties fo:color="#000000" loext:opacity="100%" style:font-name="Ubuntu Light" fo:font-size="12pt" officeooo:rsid="00207d2f" officeooo:paragraph-rsid="00207d2f" style:font-size-asian="10.5pt" style:font-size-complex="12pt"/>
    </style:style>
    <style:style style:name="P112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color="#000000" loext:opacity="100%" style:font-name="Ubuntu Mono" fo:font-size="12pt" officeooo:rsid="004f90f6" officeooo:paragraph-rsid="004f90f6" fo:background-color="transparent" style:font-size-asian="10.5pt" style:font-size-complex="12pt"/>
    </style:style>
    <style:style style:name="P113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color="#000000" loext:opacity="100%" style:font-name="Ubuntu Mono" fo:font-size="12pt" officeooo:rsid="0052253e" officeooo:paragraph-rsid="0052253e" fo:background-color="transparent" style:font-size-asian="10.5pt" style:font-size-complex="12pt"/>
    </style:style>
    <style:style style:name="P114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color="#000000" loext:opacity="100%" style:font-name="Ubuntu Mono" fo:font-size="12pt" officeooo:rsid="0053e8d8" officeooo:paragraph-rsid="0053e8d8" fo:background-color="transparent" style:font-size-asian="10.5pt" style:font-size-complex="12pt"/>
    </style:style>
    <style:style style:name="P115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color="#000000" loext:opacity="100%" style:font-name="Ubuntu Mono" fo:font-size="12pt" officeooo:rsid="0055621c" officeooo:paragraph-rsid="0055621c" fo:background-color="transparent" style:font-size-asian="10.5pt" style:font-size-complex="12pt"/>
    </style:style>
    <style:style style:name="P116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color="#000000" loext:opacity="100%" style:font-name="Ubuntu Mono" fo:font-size="12pt" officeooo:rsid="0056ea02" officeooo:paragraph-rsid="0056ea02" fo:background-color="transparent" style:font-size-asian="10.5pt" style:font-size-complex="12pt"/>
    </style:style>
    <style:style style:name="P117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color="#000000" loext:opacity="100%" style:font-name="Ubuntu Mono" fo:font-size="12pt" officeooo:rsid="005a12e4" officeooo:paragraph-rsid="005a12e4" fo:background-color="transparent" style:font-size-asian="10.5pt" style:font-size-complex="12pt"/>
    </style:style>
    <style:style style:name="P118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color="#000000" loext:opacity="100%" style:font-name="Ubuntu Mono" fo:font-size="12pt" officeooo:rsid="005c317b" officeooo:paragraph-rsid="005c317b" fo:background-color="transparent" style:font-size-asian="10.5pt" style:font-size-complex="12pt"/>
    </style:style>
    <style:style style:name="P119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color="#000000" loext:opacity="100%" style:font-name="Ubuntu Mono" fo:font-size="12pt" officeooo:rsid="0060fcfd" officeooo:paragraph-rsid="0060fcfd" fo:background-color="transparent" style:font-size-asian="10.5pt" style:font-size-complex="12pt"/>
    </style:style>
    <style:style style:name="P120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color="#000000" loext:opacity="100%" style:font-name="Ubuntu Mono" fo:font-size="12pt" officeooo:rsid="0060fcfd" officeooo:paragraph-rsid="0062a931" fo:background-color="transparent" style:font-size-asian="10.5pt" style:font-size-complex="12pt"/>
    </style:style>
    <style:style style:name="P121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color="#000000" loext:opacity="100%" style:font-name="Ubuntu Mono" fo:font-size="12pt" officeooo:rsid="0064368d" officeooo:paragraph-rsid="0064368d" fo:background-color="transparent" style:font-size-asian="10.5pt" style:font-size-complex="12pt"/>
    </style:style>
    <style:style style:name="P122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color="#000000" loext:opacity="100%" style:font-name="Ubuntu Mono" fo:font-size="12pt" officeooo:rsid="0064ca4b" officeooo:paragraph-rsid="0064ca4b" fo:background-color="transparent" style:font-size-asian="10.5pt" style:font-size-complex="12pt"/>
    </style:style>
    <style:style style:name="P123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fo:color="#000000" loext:opacity="100%" style:font-name="Ubuntu Mono" fo:font-size="12pt" officeooo:rsid="0064ca4b" officeooo:paragraph-rsid="0064ca4b" fo:background-color="transparent" style:font-size-asian="10.5pt" style:font-size-complex="12pt"/>
    </style:style>
    <style:style style:name="P124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fo:color="#000000" loext:opacity="100%" style:font-name="Ubuntu Mono" fo:font-size="12pt" officeooo:rsid="0064ca4b" officeooo:paragraph-rsid="0065c201" fo:background-color="transparent" style:font-size-asian="10.5pt" style:font-size-complex="12pt"/>
    </style:style>
    <style:style style:name="P125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color="#000000" loext:opacity="100%" style:font-name="Ubuntu Mono" fo:font-size="12pt" officeooo:rsid="0060fcfd" officeooo:paragraph-rsid="0062a931" fo:background-color="#81d41a" style:font-size-asian="10.5pt" style:font-size-complex="12pt"/>
    </style:style>
    <style:style style:name="P126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color="#000000" loext:opacity="100%" style:font-name="Ubuntu Mono" fo:font-size="20pt" officeooo:rsid="0064ca4b" officeooo:paragraph-rsid="0064ca4b" fo:background-color="transparent" style:font-size-asian="20pt" style:font-size-complex="20pt"/>
    </style:style>
    <style:style style:name="P127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color="#c9211e" loext:opacity="100%" style:font-name="Ubuntu Mono" fo:font-size="12pt" officeooo:rsid="0055621c" officeooo:paragraph-rsid="0055621c" fo:background-color="transparent" style:font-size-asian="10.5pt" style:font-size-complex="12pt"/>
    </style:style>
    <style:style style:name="P12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use-window-font-color="true" loext:opacity="0%" style:font-name="Ubuntu Mono" fo:font-size="12pt" officeooo:rsid="0067b802" officeooo:paragraph-rsid="0067b802" fo:background-color="#81d41a" style:font-size-asian="10.5pt" style:font-size-complex="12pt"/>
    </style:style>
    <style:style style:name="P12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use-window-font-color="true" loext:opacity="0%" style:font-name="Ubuntu Mono" fo:font-size="12pt" officeooo:rsid="0067b802" officeooo:paragraph-rsid="0067b802" fo:background-color="transparent" style:font-size-asian="10.5pt" style:font-size-complex="12pt"/>
    </style:style>
    <style:style style:name="P130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use-window-font-color="true" loext:opacity="0%" style:font-name="Ubuntu Mono" fo:font-size="12pt" officeooo:rsid="0067b802" officeooo:paragraph-rsid="0067b802" fo:background-color="transparent" style:font-size-asian="10.5pt" style:font-size-complex="12pt"/>
    </style:style>
    <style:style style:name="P131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font-variant="normal" fo:text-transform="none" fo:color="#000000" loext:opacity="100%" style:font-name="Ubuntu Mono" fo:font-size="12pt" fo:letter-spacing="normal" fo:font-style="normal" fo:font-weight="normal" officeooo:rsid="004f90f6" officeooo:paragraph-rsid="004f90f6" fo:background-color="transparent" style:font-size-asian="12pt" style:font-size-complex="12pt"/>
    </style:style>
    <style:style style:name="P132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font-variant="normal" fo:text-transform="none" fo:color="#000000" loext:opacity="100%" style:font-name="Ubuntu Mono" fo:font-size="12pt" fo:letter-spacing="normal" fo:font-style="normal" fo:font-weight="normal" officeooo:rsid="0052253e" officeooo:paragraph-rsid="0052253e" fo:background-color="transparent" style:font-size-asian="12pt" style:font-size-complex="12pt"/>
    </style:style>
    <style:style style:name="P133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font-variant="normal" fo:text-transform="none" fo:color="#000000" loext:opacity="100%" style:font-name="Ubuntu Mono" fo:font-size="12pt" fo:letter-spacing="normal" fo:font-style="normal" fo:font-weight="normal" officeooo:rsid="0053e8d8" officeooo:paragraph-rsid="0053e8d8" fo:background-color="transparent" style:font-size-asian="12pt" style:font-size-complex="12pt"/>
    </style:style>
    <style:style style:name="P134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font-variant="normal" fo:text-transform="none" fo:color="#000000" loext:opacity="100%" style:font-name="Ubuntu Mono" fo:font-size="12pt" fo:letter-spacing="normal" fo:font-style="normal" fo:font-weight="normal" officeooo:rsid="0055621c" officeooo:paragraph-rsid="0055621c" fo:background-color="transparent" style:font-size-asian="12pt" style:font-size-complex="12pt"/>
    </style:style>
    <style:style style:name="P135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font-variant="normal" fo:text-transform="none" fo:color="#000000" loext:opacity="100%" style:font-name="Ubuntu Mono" fo:font-size="12pt" fo:letter-spacing="normal" fo:font-style="normal" fo:font-weight="normal" officeooo:rsid="0055621c" officeooo:paragraph-rsid="0055621c" fo:background-color="transparent" style:font-size-asian="10.5pt" style:font-size-complex="12pt"/>
    </style:style>
    <style:style style:name="P136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font-variant="normal" fo:text-transform="none" fo:color="#000000" loext:opacity="100%" style:font-name="Ubuntu Mono" fo:font-size="12pt" fo:letter-spacing="normal" fo:font-style="normal" fo:font-weight="normal" officeooo:rsid="0057874d" officeooo:paragraph-rsid="0057874d" fo:background-color="transparent" style:font-size-asian="10.5pt" style:font-size-complex="12pt"/>
    </style:style>
    <style:style style:name="P137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font-variant="normal" fo:text-transform="none" fo:color="#000000" loext:opacity="100%" style:font-name="Ubuntu Mono" fo:font-size="12pt" fo:letter-spacing="normal" fo:font-style="normal" fo:font-weight="normal" officeooo:rsid="0057874d" officeooo:paragraph-rsid="0057874d" fo:background-color="transparent" style:font-size-asian="10.5pt" style:font-size-complex="12pt"/>
    </style:style>
    <style:style style:name="P138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font-variant="normal" fo:text-transform="none" fo:color="#000000" loext:opacity="100%" style:font-name="Ubuntu Mono" fo:font-size="12pt" fo:letter-spacing="normal" fo:font-style="normal" fo:font-weight="normal" officeooo:rsid="0056ea02" officeooo:paragraph-rsid="0056ea02" fo:background-color="transparent" style:font-size-asian="10.5pt" style:font-size-complex="12pt"/>
    </style:style>
    <style:style style:name="P139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font-variant="normal" fo:text-transform="none" fo:color="#000000" loext:opacity="100%" style:font-name="Ubuntu Mono" fo:font-size="12pt" fo:letter-spacing="normal" fo:font-style="normal" fo:font-weight="normal" officeooo:rsid="0058abc7" officeooo:paragraph-rsid="0058abc7" fo:background-color="transparent" style:font-size-asian="10.5pt" style:font-size-complex="12pt"/>
    </style:style>
    <style:style style:name="P140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font-variant="normal" fo:text-transform="none" fo:color="#000000" loext:opacity="100%" style:font-name="Ubuntu Mono" fo:font-size="12pt" fo:letter-spacing="normal" fo:font-style="normal" fo:font-weight="normal" officeooo:rsid="005a12e4" officeooo:paragraph-rsid="005a12e4" fo:background-color="transparent" style:font-size-asian="10.5pt" style:font-size-complex="12pt"/>
    </style:style>
    <style:style style:name="P141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font-variant="normal" fo:text-transform="none" fo:color="#000000" loext:opacity="100%" style:font-name="Ubuntu Mono" fo:font-size="12pt" fo:letter-spacing="normal" fo:font-style="normal" fo:font-weight="normal" officeooo:rsid="005c317b" officeooo:paragraph-rsid="005c317b" fo:background-color="transparent" style:font-size-asian="10.5pt" style:font-size-complex="12pt"/>
    </style:style>
    <style:style style:name="P142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font-variant="normal" fo:text-transform="none" fo:color="#000000" loext:opacity="100%" style:font-name="Ubuntu Mono" fo:font-size="12pt" fo:letter-spacing="normal" fo:font-style="normal" fo:font-weight="normal" officeooo:rsid="0060fcfd" officeooo:paragraph-rsid="0062a931" fo:background-color="transparent" style:font-size-asian="10.5pt" style:font-size-complex="12pt"/>
    </style:style>
    <style:style style:name="P143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font-variant="normal" fo:text-transform="none" fo:color="#000000" loext:opacity="100%" style:font-name="Ubuntu Mono" fo:font-size="12pt" fo:letter-spacing="normal" fo:font-style="normal" fo:font-weight="normal" officeooo:rsid="0064368d" officeooo:paragraph-rsid="0064368d" fo:background-color="transparent" style:font-size-asian="10.5pt" style:font-size-complex="12pt"/>
    </style:style>
    <style:style style:name="P144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font-variant="normal" fo:text-transform="none" fo:color="#000000" loext:opacity="100%" style:font-name="Ubuntu Mono" fo:font-size="12pt" fo:letter-spacing="normal" fo:font-style="normal" fo:font-weight="normal" officeooo:rsid="0057874d" officeooo:paragraph-rsid="0057874d" fo:background-color="#81d41a" style:font-size-asian="10.5pt" style:font-size-complex="12pt"/>
    </style:style>
    <style:style style:name="P145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font-variant="normal" fo:text-transform="none" fo:color="#000000" loext:opacity="100%" style:font-name="Ubuntu Mono" fo:font-size="12pt" fo:letter-spacing="normal" fo:font-style="normal" fo:font-weight="normal" officeooo:rsid="0058abc7" officeooo:paragraph-rsid="0058abc7" fo:background-color="#81d41a" style:font-size-asian="10.5pt" style:font-size-complex="12pt"/>
    </style:style>
    <style:style style:name="P146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font-variant="normal" fo:text-transform="none" fo:color="#000000" loext:opacity="100%" style:font-name="Ubuntu Mono" fo:font-size="12pt" fo:letter-spacing="normal" fo:font-style="normal" fo:font-weight="normal" officeooo:rsid="005a12e4" officeooo:paragraph-rsid="005a12e4" fo:background-color="#81d41a" style:font-size-asian="10.5pt" style:font-size-complex="12pt"/>
    </style:style>
    <style:style style:name="P147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font-variant="normal" fo:text-transform="none" fo:color="#000000" loext:opacity="100%" style:font-name="Ubuntu Mono" fo:font-size="12pt" fo:letter-spacing="normal" fo:font-style="normal" fo:font-weight="normal" officeooo:rsid="005c317b" officeooo:paragraph-rsid="005c317b" fo:background-color="#81d41a" style:font-size-asian="10.5pt" style:font-size-complex="12pt"/>
    </style:style>
    <style:style style:name="P148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font-variant="normal" fo:text-transform="none" fo:color="#000000" loext:opacity="100%" style:font-name="Ubuntu Mono" fo:font-size="12pt" fo:letter-spacing="normal" fo:font-style="normal" fo:font-weight="normal" officeooo:rsid="005c317b" officeooo:paragraph-rsid="005c317b" fo:background-color="#81d41a" style:font-size-asian="10.5pt" style:font-size-complex="12pt"/>
    </style:style>
    <style:style style:name="P149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font-variant="normal" fo:text-transform="none" fo:color="#000000" loext:opacity="100%" style:font-name="Ubuntu Mono" fo:font-size="12pt" fo:letter-spacing="normal" fo:font-style="normal" fo:font-weight="normal" officeooo:rsid="0060fcfd" officeooo:paragraph-rsid="0060fcfd" fo:background-color="#81d41a" style:font-size-asian="10.5pt" style:font-size-complex="12pt"/>
    </style:style>
    <style:style style:name="P150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font-variant="normal" fo:text-transform="none" fo:color="#000000" loext:opacity="100%" style:font-name="Ubuntu Mono" fo:font-size="12pt" fo:letter-spacing="normal" fo:font-style="normal" fo:font-weight="normal" officeooo:rsid="0064368d" officeooo:paragraph-rsid="0064368d" fo:background-color="#81d41a" style:font-size-asian="10.5pt" style:font-size-complex="12pt"/>
    </style:style>
    <style:style style:name="P151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font-variant="normal" fo:text-transform="none" fo:color="#000000" loext:opacity="100%" style:font-name="Ubuntu Mono" fo:font-size="12pt" fo:letter-spacing="normal" fo:font-style="normal" fo:font-weight="normal" officeooo:rsid="0064368d" officeooo:paragraph-rsid="0064368d" fo:background-color="#81d41a" style:font-size-asian="10.5pt" style:font-size-complex="12pt"/>
    </style:style>
    <style:style style:name="P152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font-variant="normal" fo:text-transform="none" fo:color="#000000" loext:opacity="100%" style:font-name="Ubuntu Mono" fo:font-size="20pt" fo:letter-spacing="normal" fo:font-style="normal" fo:font-weight="normal" officeooo:rsid="0055621c" officeooo:paragraph-rsid="0055621c" fo:background-color="transparent" style:font-size-asian="20pt" style:font-size-complex="20pt"/>
    </style:style>
    <style:style style:name="P153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font-variant="normal" fo:text-transform="none" fo:color="#000000" loext:opacity="100%" style:font-name="Ubuntu Mono" fo:font-size="20pt" fo:letter-spacing="normal" fo:font-style="normal" fo:font-weight="normal" officeooo:rsid="005c317b" officeooo:paragraph-rsid="005c317b" fo:background-color="transparent" style:font-size-asian="20pt" style:font-size-complex="20pt"/>
    </style:style>
    <style:style style:name="P154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font-variant="normal" fo:text-transform="none" fo:color="#c9211e" loext:opacity="100%" style:font-name="Ubuntu Mono" fo:font-size="12pt" fo:letter-spacing="normal" fo:font-style="normal" fo:font-weight="normal" officeooo:rsid="004f90f6" officeooo:paragraph-rsid="004f90f6" fo:background-color="transparent" style:font-size-asian="12pt" style:font-size-complex="12pt"/>
    </style:style>
    <style:style style:name="P155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font-variant="normal" fo:text-transform="none" fo:color="#c9211e" loext:opacity="100%" style:font-name="Ubuntu Mono" fo:font-size="12pt" fo:letter-spacing="normal" fo:font-style="normal" fo:font-weight="normal" officeooo:rsid="0055621c" officeooo:paragraph-rsid="0055621c" fo:background-color="transparent" style:font-size-asian="10.5pt" style:font-size-complex="12pt"/>
    </style:style>
    <style:style style:name="P156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font-variant="normal" fo:text-transform="none" fo:color="#c9211e" loext:opacity="100%" style:font-name="Ubuntu Mono" fo:font-size="12pt" fo:letter-spacing="normal" fo:font-style="normal" fo:font-weight="normal" officeooo:rsid="005a12e4" officeooo:paragraph-rsid="005a12e4" fo:background-color="transparent" style:font-size-asian="10.5pt" style:font-size-complex="12pt"/>
    </style:style>
    <style:style style:name="P157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font-variant="normal" fo:text-transform="none" fo:color="#c9211e" loext:opacity="100%" style:font-name="Ubuntu Mono" fo:font-size="12pt" fo:letter-spacing="normal" fo:font-style="normal" fo:font-weight="normal" officeooo:rsid="0064368d" officeooo:paragraph-rsid="0064368d" fo:background-color="transparent" style:font-size-asian="10.5pt" style:font-size-complex="12pt"/>
    </style:style>
    <style:style style:name="P158" style:family="paragraph" style:parent-style-name="Standard">
      <style:paragraph-properties fo:line-height="150%" fo:text-align="start" style:justify-single-word="false"/>
      <style:text-properties fo:color="#000000" loext:opacity="100%" style:font-name="Ubuntu Light" fo:font-size="20pt" officeooo:rsid="0020ccb0" officeooo:paragraph-rsid="0020ccb0" style:font-size-asian="17.5pt" style:font-size-complex="20pt"/>
    </style:style>
    <style:style style:name="P159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use-window-font-color="true" loext:opacity="0%" style:font-name="Ubuntu Mono" fo:font-size="12pt" officeooo:rsid="0067b802" officeooo:paragraph-rsid="0067b802" fo:background-color="transparent" style:font-size-asian="10.5pt" style:font-size-complex="12pt"/>
    </style:style>
    <style:style style:name="P160" style:family="paragraph">
      <style:paragraph-properties fo:text-align="center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background-color="#81d41a" loext:char-shading-value="0"/>
    </style:style>
    <style:style style:name="T3" style:family="text">
      <style:text-properties fo:color="#800080" loext:opacity="100%"/>
    </style:style>
    <style:style style:name="T4" style:family="text">
      <style:text-properties style:font-name="Ubuntu Mono1"/>
    </style:style>
    <style:style style:name="T5" style:family="text">
      <style:text-properties fo:background-color="#81d41a" loext:char-shading-value="0"/>
    </style:style>
    <style:style style:name="T6" style:family="text">
      <style:text-properties officeooo:rsid="0065c201" fo:background-color="#81d41a" loext:char-shading-value="0"/>
    </style:style>
    <style:style style:name="T7" style:family="text">
      <style:text-properties officeooo:rsid="006dc58f" fo:background-color="#81d41a" loext:char-shading-value="0"/>
    </style:style>
    <style:style style:name="T8" style:family="text">
      <style:text-properties officeooo:rsid="006f14b4" fo:background-color="#81d41a" loext:char-shading-value="0"/>
    </style:style>
    <style:style style:name="T9" style:family="text">
      <style:text-properties fo:color="#c9211e" loext:opacity="100%"/>
    </style:style>
    <style:style style:name="T10" style:family="text">
      <style:text-properties fo:color="#c9211e" loext:opacity="100%" officeooo:rsid="0025d2fd"/>
    </style:style>
    <style:style style:name="T11" style:family="text">
      <style:text-properties fo:color="#c9211e" loext:opacity="100%" officeooo:rsid="003daea5"/>
    </style:style>
    <style:style style:name="T12" style:family="text">
      <style:text-properties fo:color="#c9211e" loext:opacity="100%" officeooo:rsid="001e9cec"/>
    </style:style>
    <style:style style:name="T13" style:family="text">
      <style:text-properties style:font-name="Ubuntu Mono2"/>
    </style:style>
    <style:style style:name="T14" style:family="text">
      <style:text-properties style:font-name="Ubuntu Light1"/>
    </style:style>
    <style:style style:name="T15" style:family="text">
      <style:text-properties officeooo:rsid="00207d2f"/>
    </style:style>
    <style:style style:name="T16" style:family="text">
      <style:text-properties style:font-name="Ubuntu Mono"/>
    </style:style>
    <style:style style:name="T17" style:family="text">
      <style:text-properties style:font-name="Ubuntu Mono" officeooo:rsid="00207d2f"/>
    </style:style>
    <style:style style:name="T18" style:family="text">
      <style:text-properties style:font-name="Ubuntu Mono" fo:font-size="12pt" style:font-size-asian="12pt" style:font-size-complex="12pt"/>
    </style:style>
    <style:style style:name="T19" style:family="text">
      <style:text-properties style:font-name="Ubuntu Mono" officeooo:rsid="001dc412"/>
    </style:style>
    <style:style style:name="T20" style:family="text">
      <style:text-properties officeooo:rsid="0020ccb0"/>
    </style:style>
    <style:style style:name="T21" style:family="text">
      <style:text-properties fo:color="#2a6099" loext:opacity="100%"/>
    </style:style>
    <style:style style:name="T22" style:family="text">
      <style:text-properties fo:color="#3465a4" loext:opacity="100%"/>
    </style:style>
    <style:style style:name="T23" style:family="text">
      <style:text-properties officeooo:rsid="0026fde3"/>
    </style:style>
    <style:style style:name="T24" style:family="text">
      <style:text-properties fo:color="#ff0000" loext:opacity="100%"/>
    </style:style>
    <style:style style:name="T25" style:family="text">
      <style:text-properties fo:color="#ff0000" loext:opacity="100%" fo:font-style="normal" style:font-style-asian="normal" style:font-style-complex="normal"/>
    </style:style>
    <style:style style:name="T26" style:family="text">
      <style:text-properties fo:font-variant="normal" fo:text-transform="none" style:font-name="Monaco" fo:font-size="10.5pt" fo:letter-spacing="normal" fo:font-style="normal" fo:font-weight="normal"/>
    </style:style>
    <style:style style:name="T27" style:family="text">
      <style:text-properties fo:font-variant="normal" fo:text-transform="none" fo:letter-spacing="normal" fo:font-style="normal" fo:font-weight="normal"/>
    </style:style>
    <style:style style:name="T28" style:family="text">
      <style:text-properties fo:font-variant="normal" fo:text-transform="none" fo:letter-spacing="normal" fo:font-style="normal" fo:font-weight="normal" style:font-size-asian="12pt"/>
    </style:style>
    <style:style style:name="T29" style:family="text">
      <style:text-properties fo:font-variant="normal" fo:text-transform="none" fo:letter-spacing="normal" fo:font-style="normal" fo:font-weight="normal" officeooo:rsid="0052253e" style:font-size-asian="12pt"/>
    </style:style>
    <style:style style:name="T30" style:family="text">
      <style:text-properties fo:font-variant="normal" fo:text-transform="none" fo:letter-spacing="normal" fo:font-style="normal" fo:font-weight="normal" officeooo:rsid="002d59e2"/>
    </style:style>
    <style:style style:name="T31" style:family="text">
      <style:text-properties fo:font-variant="normal" fo:text-transform="none" fo:letter-spacing="normal" fo:font-style="normal" fo:font-weight="normal" officeooo:rsid="002f62db"/>
    </style:style>
    <style:style style:name="T32" style:family="text">
      <style:text-properties fo:font-variant="normal" fo:text-transform="none" fo:letter-spacing="normal" fo:font-style="normal" fo:font-weight="normal" officeooo:rsid="005686c0"/>
    </style:style>
    <style:style style:name="T33" style:family="text">
      <style:text-properties fo:font-variant="normal" fo:text-transform="none" fo:letter-spacing="normal" fo:font-style="normal" fo:font-weight="normal" officeooo:rsid="0057874d"/>
    </style:style>
    <style:style style:name="T34" style:family="text">
      <style:text-properties fo:font-variant="normal" fo:text-transform="none" fo:letter-spacing="normal" fo:font-style="normal" fo:font-weight="normal" officeooo:rsid="0062a931"/>
    </style:style>
    <style:style style:name="T35" style:family="text">
      <style:text-properties fo:font-variant="normal" fo:text-transform="none" fo:letter-spacing="normal" fo:font-style="italic" fo:font-weight="normal" style:font-style-asian="italic" style:font-style-complex="italic"/>
    </style:style>
    <style:style style:name="T36" style:family="text">
      <style:text-properties fo:font-variant="normal" fo:text-transform="none" fo:color="#ff0000" loext:opacity="100%" fo:letter-spacing="normal" fo:font-style="normal" fo:font-weight="normal"/>
    </style:style>
    <style:style style:name="T37" style:family="text">
      <style:text-properties fo:font-variant="normal" fo:text-transform="none" fo:color="#ff0000" loext:opacity="100%" fo:letter-spacing="normal" fo:font-style="normal" fo:font-weight="normal" officeooo:rsid="002d59e2"/>
    </style:style>
    <style:style style:name="T38" style:family="text">
      <style:text-properties fo:font-variant="normal" fo:text-transform="none" fo:color="#000000" loext:opacity="100%" fo:letter-spacing="normal" fo:font-style="normal" fo:font-weight="normal"/>
    </style:style>
    <style:style style:name="T39" style:family="text">
      <style:text-properties fo:font-variant="normal" fo:text-transform="none" fo:color="#000000" loext:opacity="100%" fo:letter-spacing="normal" fo:font-style="normal" fo:font-weight="normal" officeooo:rsid="002d59e2"/>
    </style:style>
    <style:style style:name="T40" style:family="text">
      <style:text-properties fo:font-variant="normal" fo:text-transform="none" fo:color="#000000" loext:opacity="100%" fo:letter-spacing="normal" fo:font-style="normal" fo:font-weight="normal" officeooo:rsid="002f62db"/>
    </style:style>
    <style:style style:name="T41" style:family="text">
      <style:text-properties fo:font-variant="normal" fo:text-transform="none" fo:color="#c9211e" loext:opacity="100%" fo:letter-spacing="normal" fo:font-style="normal" fo:font-weight="normal"/>
    </style:style>
    <style:style style:name="T42" style:family="text">
      <style:text-properties fo:font-variant="normal" fo:text-transform="none" fo:color="#c9211e" loext:opacity="100%" fo:letter-spacing="normal" fo:font-style="normal" fo:font-weight="normal" style:font-size-asian="12pt"/>
    </style:style>
    <style:style style:name="T43" style:family="text">
      <style:text-properties fo:font-variant="normal" fo:text-transform="none" fo:color="#c9211e" loext:opacity="100%" fo:letter-spacing="normal" fo:font-style="normal" fo:font-weight="normal" officeooo:rsid="005f846e"/>
    </style:style>
    <style:style style:name="T44" style:family="text">
      <style:text-properties fo:font-variant="normal" fo:text-transform="none" fo:color="#c9211e" loext:opacity="100%" fo:letter-spacing="normal" fo:font-style="italic" fo:font-weight="normal" style:font-style-asian="italic" style:font-style-complex="italic"/>
    </style:style>
    <style:style style:name="T45" style:family="text">
      <style:text-properties officeooo:rsid="002bf112"/>
    </style:style>
    <style:style style:name="T46" style:family="text">
      <style:text-properties officeooo:rsid="003252d6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officeooo:rsid="00393a7a"/>
    </style:style>
    <style:style style:name="T49" style:family="text">
      <style:text-properties officeooo:rsid="00402117"/>
    </style:style>
    <style:style style:name="T50" style:family="text">
      <style:text-properties officeooo:rsid="0042109e"/>
    </style:style>
    <style:style style:name="T51" style:family="text">
      <style:text-properties officeooo:rsid="0049734d"/>
    </style:style>
    <style:style style:name="T52" style:family="text">
      <style:text-properties officeooo:rsid="004bd161"/>
    </style:style>
    <style:style style:name="T53" style:family="text">
      <style:text-properties officeooo:rsid="006dc58f"/>
    </style:style>
    <style:style style:name="T54" style:family="text">
      <style:text-properties officeooo:rsid="006f14b4"/>
    </style:style>
    <style:style style:name="T55" style:family="text">
      <style:text-properties officeooo:rsid="0070d2b2"/>
    </style:style>
    <style:style style:name="T56" style:family="text">
      <style:text-properties officeooo:rsid="001e9cec"/>
    </style:style>
    <style:style style:name="T57" style:family="text">
      <style:text-properties officeooo:rsid="0073585a"/>
    </style:style>
    <style:style style:name="gr1" style:family="graphic">
      <style:graphic-properties draw:marker-start="Arrow" draw:marker-start-width="0.176cm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uby</text:p>
      <text:p text:style-name="P1"><text:span text:style-name="T5">По исполнению</text:span> – интерпритируемый язык</text:p>
      <text:p text:style-name="P1"/>
      <text:p text:style-name="P1"><text:span text:style-name="T5">По типизации</text:span> – динамическая строгая, неявная типизация</text:p>
      <text:p text:style-name="P1"/>
      <text:p text:style-name="P4">Объектно – ориентированный</text:p>
      <text:p text:style-name="P1"/>
      <text:p text:style-name="P1">Поскольку все в Ruby является объектами (подробнее об этом позже), все в Ruby имеет определенные встроенные возможности, называемые <text:span text:style-name="T5">методами</text:span>. Вы можете думать о методах как о «навыках», которыми обладают определенные объекты. 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String</text:p>
      <text:p text:style-name="P1"><text:span text:style-name="T5">Синтаксис</text:span> - " " <text:s text:c="3"/>puts "Hello World"</text:p>
      <text:p text:style-name="P1"/>
      <text:p text:style-name="P8">Методы</text:p>
      <text:p text:style-name="P77"/>
      <table:table table:name="Таблица1" table:style-name="Таблица1">
        <table:table-column table:style-name="Таблица1.A"/>
        <table:table-column table:style-name="Таблица1.B"/>
        <table:table-row table:style-name="TableLine94525366689808">
          <table:table-cell table:style-name="Таблица1.A1" office:value-type="string">
            <text:p text:style-name="P7">.capitalize</text:p>
          </table:table-cell>
          <table:table-cell table:style-name="Таблица1.B1" office:value-type="string">
            <text:p text:style-name="P106">заглавная первая буква в строке</text:p>
          </table:table-cell>
        </table:table-row>
        <table:table-row table:style-name="TableLine94525367179200">
          <table:table-cell table:style-name="Таблица1.A2" office:value-type="string">
            <text:p text:style-name="P6">.upcase</text:p>
          </table:table-cell>
          <table:table-cell table:style-name="Таблица1.B2" office:value-type="string">
            <text:p text:style-name="P107">все буквы заглавные</text:p>
          </table:table-cell>
        </table:table-row>
        <table:table-row table:style-name="TableLine94525367236992">
          <table:table-cell table:style-name="Таблица1.A2" office:value-type="string">
            <text:p text:style-name="P6">.dawncase </text:p>
          </table:table-cell>
          <table:table-cell table:style-name="Таблица1.B2" office:value-type="string">
            <text:p text:style-name="P108">все буквы в нижнем регистре</text:p>
          </table:table-cell>
        </table:table-row>
        <table:table-row table:style-name="TableLine94525367237648">
          <table:table-cell table:style-name="Таблица1.A2" office:value-type="string">
            <text:p text:style-name="P109">#{ }</text:p>
          </table:table-cell>
          <table:table-cell table:style-name="Таблица1.B2" office:value-type="string">
            <text:p text:style-name="P108">интерполяция</text:p>
          </table:table-cell>
        </table:table-row>
        <table:table-row table:style-name="TableLine94525367238384">
          <table:table-cell table:style-name="Таблица1.A2" office:value-type="string">
            <text:p text:style-name="P109">.include?</text:p>
          </table:table-cell>
          <table:table-cell table:style-name="Таблица1.B2" office:value-type="string">
            <text:p text:style-name="P108">содержит или нет ( <text:span text:style-name="T3">true</text:span> или <text:span text:style-name="T3">false</text:span> )</text:p>
          </table:table-cell>
        </table:table-row>
        <table:table-row table:style-name="TableLine94525367239200">
          <table:table-cell table:style-name="Таблица1.A2" office:value-type="string">
            <text:p text:style-name="P109">.gsub</text:p>
          </table:table-cell>
          <table:table-cell table:style-name="Таблица1.B2" office:value-type="string">
            <text:p text:style-name="P108">глобальная замена ( string.gsub(/s/, <text:span text:style-name="T4">"</text:span>th<text:span text:style-name="T4">"</text:span>)</text:p>
          </table:table-cell>
        </table:table-row>
        <table:table-row table:style-name="TableLine94525367239968">
          <table:table-cell table:style-name="Таблица1.A2" office:value-type="string">
            <text:p text:style-name="P109">.empty?</text:p>
          </table:table-cell>
          <table:table-cell table:style-name="Таблица1.B2" office:value-type="string">
            <text:p text:style-name="P108">пустой, нет даже пробела ( <text:span text:style-name="T3">true</text:span> или <text:span text:style-name="T3">false</text:span> ) </text:p>
          </table:table-cell>
        </table:table-row>
        <table:table-row table:style-name="TableLine94525367240784">
          <table:table-cell table:style-name="Таблица1.A2" office:value-type="string">
            <text:p text:style-name="P110">.split<text:span text:style-name="T14">(",")</text:span></text:p>
          </table:table-cell>
          <table:table-cell table:style-name="Таблица1.B2" office:value-type="string">
            <text:p text:style-name="P111">разделит строку везде где есть запятая и вернет массив слов</text:p>
          </table:table-cell>
        </table:table-row>
        <table:table-row table:style-name="TableLine94525367241600">
          <table:table-cell table:style-name="Таблица1.A2" office:value-type="string">
            <text:p text:style-name="P108"/>
          </table:table-cell>
          <table:table-cell table:style-name="Таблица1.B2" office:value-type="string">
            <text:p text:style-name="P108"/>
          </table:table-cell>
        </table:table-row>
      </table:table>
      <text:p text:style-name="P78"/>
      <text:p text:style-name="P78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Циклы</text:p>
      <text:p text:style-name="P1"><text:span text:style-name="T5">Пока</text:span> – <text:span text:style-name="T9">while</text:span> <text:s/><text:span text:style-name="T16">( пока истинно true )</text:span></text:p>
      <text:p text:style-name="P1">i = 0</text:p>
      <text:p text:style-name="P1"><text:span text:style-name="T9">while</text:span> i <text:s/>&lt; 5</text:p>
      <text:p text:style-name="P1"><text:s text:c="4"/>puts i</text:p>
      <text:p text:style-name="P1"><text:s text:c="4"/>i += 1</text:p>
      <text:p text:style-name="P9">end</text:p>
      <text:p text:style-name="P1"/>
      <text:p text:style-name="P1"><text:span text:style-name="T5">До</text:span> – <text:span text:style-name="T9">until</text:span> <text:s/><text:span text:style-name="T16">( до тех пор пок</text:span><text:span text:style-name="T19">а выражение ложно. </text:span><text:span text:style-name="T16">работает с false )</text:span></text:p>
      <text:p text:style-name="P1">a = 1</text:p>
      <text:p text:style-name="P1"><text:span text:style-name="T9">until</text:span> a == 6</text:p>
      <text:p text:style-name="P1"><text:s text:c="4"/>a += 1</text:p>
      <text:p text:style-name="P1"><text:s text:c="4"/>puts a</text:p>
      <text:p text:style-name="P9">end</text:p>
      <text:p text:style-name="P1"/>
      <text:p text:style-name="P5"><text:span text:style-name="T5">Для</text:span> – <text:span text:style-name="T9">for</text:span> </text:p>
      <text:p text:style-name="P5"><text:span text:style-name="T9">for</text:span> num in 1...10</text:p>
      <text:p text:style-name="P5"><text:s text:c="4"/>puts num</text:p>
      <text:p text:style-name="P10">end</text:p>
      <text:p text:style-name="P10"/>
      <text:p text:style-name="P11"><text:span text:style-name="T2">Следующий</text:span><text:span text:style-name="T1"> –</text:span> next if</text:p>
      <text:p text:style-name="P11">for <text:span text:style-name="T1">num in 1..5</text:span></text:p>
      <text:p text:style-name="P11"><text:s text:c="4"/>next if <text:span text:style-name="T1">num % 2 == 0</text:span></text:p>
      <text:p text:style-name="P11"><text:s text:c="4"/><text:span text:style-name="T1">puts num</text:span></text:p>
      <text:p text:style-name="P11">end</text:p>
      <text:p text:style-name="P11"/>
      <text:p text:style-name="P11"><text:span text:style-name="T2">Петля</text:span><text:span text:style-name="T1"> –</text:span> loop do</text:p>
      <text:p text:style-name="P14">num = 0</text:p>
      <text:p text:style-name="P11">loop do</text:p>
      <text:p text:style-name="P14"><text:s text:c="4"/>num += 1</text:p>
      <text:p text:style-name="P14"><text:s text:c="4"/>print "#{num}"</text:p>
      <text:p text:style-name="P14"><text:s text:c="4"/><text:span text:style-name="T9">break if</text:span> num &gt; 5 <text:span text:style-name="T16">условие выхода из петли</text:span></text:p>
      <text:p text:style-name="P14">end</text:p>
      <text:p text:style-name="P14"/>
      <text:p text:style-name="P28">.times</text:p>
      <text:p text:style-name="P14">2.times { puts "I'm a refactoring master!" }</text:p>
      <text:p text:style-name="P14"/>
      <text:p text:style-name="P15">Диапазоны ( .. , … ) <text:span text:style-name="T55">Range</text:span></text:p>
      <text:p text:style-name="P46">1<text:span text:style-name="T9">...</text:span>5 =&gt; 1,2,3,4 <text:s text:c="5"/><text:span text:style-name="T9">...</text:span> не включает последнее число</text:p>
      <text:p text:style-name="P46">1<text:span text:style-name="T9">..</text:span>5 <text:s/>=&gt; 1,2,3,4,5 <text:s text:c="3"/><text:span text:style-name="T9">..</text:span> <text:s/>диапазон от 1 до 5 включительно</text:p>
      <text:p text:style-name="P47">(<text:span text:style-name="T56">"</text:span>a<text:span text:style-name="T56">"</text:span>..<text:span text:style-name="T56">"</text:span>f<text:span text:style-name="T56">"</text:span>)<text:span text:style-name="T9">.include?(</text:span><text:span text:style-name="T12">"</text:span><text:span text:style-name="T9">c</text:span><text:span text:style-name="T12">"</text:span><text:span text:style-name="T9">)</text:span> =&gt; true</text:p>
      <text:p text:style-name="P47">(1..5)<text:span text:style-name="T9">.to_a</text:span> =&gt; [1, 2, 3, 4, 5]</text:p>
      <text:p text:style-name="P18"/>
      <text:p text:style-name="P18"/>
      <text:p text:style-name="P18"/>
      <text:p text:style-name="P18"/>
      <text:p text:style-name="P18"/>
      <text:p text:style-name="P16"><text:soft-page-break/>Поток управления</text:p>
      <text:p text:style-name="P16"/>
      <text:p text:style-name="P22"><text:span text:style-name="T5">if – если</text:span> ( работает с true или что объект существует не nil )</text:p>
      <text:p text:style-name="P51"/>
      <text:p text:style-name="P52">print "Integer please: "</text:p>
      <text:p text:style-name="P52">user_num = Integer(gets.chomp)</text:p>
      <text:p text:style-name="P52"/>
      <text:p text:style-name="P52"><text:span text:style-name="T24">if</text:span> user_num &lt; 0</text:p>
      <text:p text:style-name="P52"><text:s text:c="2"/>puts "You picked a negative integer!"</text:p>
      <text:p text:style-name="P52"><text:span text:style-name="T24">elsif</text:span> user_num &gt; 0</text:p>
      <text:p text:style-name="P52"><text:s text:c="2"/>puts "You picked a positive integer!"</text:p>
      <text:p text:style-name="P100">else</text:p>
      <text:p text:style-name="P52"><text:s text:c="2"/>puts "You picked zero!"</text:p>
      <text:p text:style-name="P100">end</text:p>
      <text:p text:style-name="P24"/>
      <text:p text:style-name="P25"><text:span text:style-name="T5">unless – пока не</text:span>, пока false, либо пока nil</text:p>
      <text:p text:style-name="P24"/>
      <text:p text:style-name="P52">hungry = false</text:p>
      <text:p text:style-name="P52"/>
      <text:p text:style-name="P52"><text:span text:style-name="T24">unless</text:span> hungry</text:p>
      <text:p text:style-name="P52"><text:s text:c="2"/>puts "I'm writing Ruby programs!"</text:p>
      <text:p text:style-name="P100">else</text:p>
      <text:p text:style-name="P52"><text:s text:c="2"/>puts "Time to eat!"</text:p>
      <text:p text:style-name="P100">end</text:p>
      <text:p text:style-name="P24"/>
      <text:p text:style-name="P53">Равно: <text:s text:c="11"/><text:span text:style-name="T47">==</text:span></text:p>
      <text:p text:style-name="P53">Не равно: <text:s text:c="8"/><text:span text:style-name="T47">!=</text:span></text:p>
      <text:p text:style-name="P53">Меньше, чем: <text:s text:c="5"/><text:span text:style-name="T47">&lt;</text:span></text:p>
      <text:p text:style-name="P53">Меньше или равно: <text:span text:style-name="T47">&lt;=</text:span></text:p>
      <text:p text:style-name="P53">Больше чем: <text:s text:c="6"/><text:span text:style-name="T47">&gt;</text:span></text:p>
      <text:p text:style-name="P53">Больше или равно: <text:span text:style-name="T47">&gt;=</text:span></text:p>
      <text:p text:style-name="P53"/>
      <text:p text:style-name="P57">Логические операторы</text:p>
      <text:p text:style-name="P52"/>
      <text:p text:style-name="P53">И: <text:s text:c="3"/>&amp;&amp;</text:p>
      <text:p text:style-name="P53">ИЛИ: <text:s/>||</text:p>
      <text:p text:style-name="P53">НЕ: <text:s text:c="2"/>!</text:p>
      <text:p text:style-name="P24"/>
      <text:p text:style-name="P52">true &amp;&amp; true # =&gt; true</text:p>
      <text:p text:style-name="P52">true &amp;&amp; false # =&gt; false</text:p>
      <text:p text:style-name="P52">false &amp;&amp; true # =&gt; false</text:p>
      <text:p text:style-name="P52">false &amp;&amp; false # =&gt; false</text:p>
      <text:p text:style-name="P52"/>
      <text:p text:style-name="P52">true || true # =&gt; true</text:p>
      <text:p text:style-name="P52">true || false # =&gt; true</text:p>
      <text:p text:style-name="P52">false || true # =&gt; true</text:p>
      <text:p text:style-name="P52">false || false # =&gt; false</text:p>
      <text:p text:style-name="P52"/>
      <text:p text:style-name="P52"/>
      <text:p text:style-name="P52">!true # =&gt; false</text:p>
      <text:p text:style-name="P52">!false # =&gt; true</text:p>
      <text:p text:style-name="P24"/>
      <text:p text:style-name="P24"/>
      <text:p text:style-name="P52"><text:soft-page-break/>(x &amp;&amp; (y || w)) &amp;&amp; z круглые скобки для управления порядком вычисления</text:p>
      <text:p text:style-name="P52"/>
      <text:p text:style-name="P52"># boolean_1 = (3 &lt; 4 || false) &amp;&amp; (false || true)</text:p>
      <text:p text:style-name="P52">boolean_1 = true</text:p>
      <text:p text:style-name="P52"/>
      <text:p text:style-name="P52"># boolean_2 = !true &amp;&amp; (!true || 100 != 5**2)</text:p>
      <text:p text:style-name="P52">boolean_2 = false</text:p>
      <text:p text:style-name="P52"/>
      <text:p text:style-name="P52"># boolean_3 = true || !(true || false)</text:p>
      <text:p text:style-name="P52">boolean_3 = true</text:p>
      <text:p text:style-name="P52"/>
      <text:p text:style-name="P24"/>
      <text:p text:style-name="P24"/>
      <text:p text:style-name="P24"/>
      <text:p text:style-name="P24"/>
      <text:p text:style-name="P24"/>
      <text:p text:style-name="P24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Array</text:p>
      <text:p text:style-name="P19"><text:span text:style-name="T5">Синтаксис</text:span> - [ ]</text:p>
      <text:p text:style-name="P19"/>
      <text:p text:style-name="P29">my_array = [ {"nil" =&gt; 2, 3 =&gt; "OK"}, {1 =&gt; 3, "S" =&gt; 5}] <text:span text:style-name="T20">массив хэшей</text:span></text:p>
      <text:p text:style-name="P74">Можно получить доступ к необходимому эллементу массива:</text:p>
      <text:p text:style-name="P29">print my_array[0][3] <text:s text:c="2"/><text:span text:style-name="T20">[0] эллемент по индексу <text:s text:c="2"/>[3] эллемент по ключу</text:span></text:p>
      <text:p text:style-name="P31">=&gt; <text:span text:style-name="T15">"OK"</text:span></text:p>
      <text:p text:style-name="P30"/>
      <text:p text:style-name="P20"><text:span text:style-name="T17">a</text:span><text:span text:style-name="T16">rray = [[</text:span><text:span text:style-name="T13">"</text:span><text:span text:style-name="T16">ham</text:span><text:span text:style-name="T13">"</text:span><text:span text:style-name="T16">, </text:span><text:span text:style-name="T13">"</text:span><text:span text:style-name="T16">swiss</text:span><text:span text:style-name="T13">"</text:span><text:span text:style-name="T16">], [1, 2], [true, false]] массив массивов</text:span></text:p>
      <text:p text:style-name="P31">array[0][1] <text:s text:c="2"/>[0] по индексу <text:s text:c="2"/>[1] по индексу</text:p>
      <text:p text:style-name="P41">=&gt; <text:s/><text:span text:style-name="T20">swiss</text:span></text:p>
      <text:p text:style-name="P31"/>
      <text:p text:style-name="P90">Сортировка</text:p>
      <text:p text:style-name="P89"><text:span text:style-name="T4">&lt;=&gt; </text:span><text:span text:style-name="T18">комбинированным оператором сравнения, для сравнения двух объектов Ruby. Комбинированный оператор сравнения выглядит следующим образом : &lt;=&gt;. Он возвращает: </text:span></text:p>
      <text:p text:style-name="P48">0 если первый операнд (сравниваемый элемент) равен второму</text:p>
      <text:p text:style-name="P48">1 если первый операнд больше второго</text:p>
      <text:p text:style-name="P48">-1 если первый операнд меньше второго</text:p>
      <text:p text:style-name="P98"/>
      <text:p text:style-name="P91">fruits = ["orange", "apple", "banana", "pear", "grapes"]</text:p>
      <text:p text:style-name="P91">print fruits.sort! { |a, b| b &lt;=&gt; a }</text:p>
      <text:p text:style-name="P31"/>
      <text:p text:style-name="P43"><text:span text:style-name="T5">.any?</text:span> НЕ пустой? Есть объект?</text:p>
      <text:p text:style-name="P31">%w[ant bear cat].any? { |word| word.length &gt;= 3 } #=&gt; true</text:p>
      <text:p text:style-name="P31">%w[ant bear cat].any? { |word| word.length &gt;= 4 } #=&gt; true</text:p>
      <text:p text:style-name="P31">%w[ant bear cat].any?(/d/) <text:s text:c="23"/>#=&gt; false</text:p>
      <text:p text:style-name="P31">[nil, true, 99].any?(Integer) <text:s text:c="20"/>#=&gt; true</text:p>
      <text:p text:style-name="P31">[nil, true, 99].any? <text:s text:c="29"/>#=&gt; true</text:p>
      <text:p text:style-name="P31">[].any? <text:s text:c="42"/>#=&gt; false</text:p>
      <text:p text:style-name="P31"/>
      <text:p text:style-name="P31"><text:span text:style-name="T5">.</text:span><text:span text:style-name="T7">empty? </text:span><text:span text:style-name="T53">Пустой? true или false</text:span></text:p>
      <text:p text:style-name="P31">[].empty? <text:s text:c="2"/>#=&gt; true</text:p>
      <text:p text:style-name="P31"><text:span text:style-name="T5">.</text:span><text:span text:style-name="T8">first</text:span><text:span text:style-name="T54"> первый элемент массива</text:span></text:p>
      <text:p text:style-name="P44"><text:span text:style-name="T5">.last</text:span> последний элемент массива</text:p>
      <text:p text:style-name="P44"><text:span text:style-name="T5">array.delite</text:span>(“Hello”по значению)</text:p>
      <text:p text:style-name="P44"><text:span text:style-name="T5">array.delite_at</text:span>(1 по индексу)</text:p>
      <text:p text:style-name="P45"><text:span text:style-name="T5">array.compact</text:span> – удаляет пустые элементы из массива</text:p>
      <text:p text:style-name="P45"><text:soft-page-break/><text:span text:style-name="T5">erray.include?(элемент)</text:span> содержит данный массив элемент или нет</text:p>
      <text:p text:style-name="P61">.insert(-2, "rrr") -<text:span text:style-name="T57">2 index, “rrr” object</text:span></text:p>
      <text:p text:style-name="P31">rout = ["oleg", "katy", "igor"]</text:p>
      <text:p text:style-name="P31">car = "oleg"</text:p>
      <text:p text:style-name="P31">rout.insert(-2, "rrr")</text:p>
      <text:p text:style-name="P31">print rout</text:p>
      <text:p text:style-name="P62">.index</text:p>
      <text:p text:style-name="P31">a = [ "a", "b", "c" ]</text:p>
      <text:p text:style-name="P31">a.index("b") <text:s text:c="13"/>#=&gt; 1</text:p>
      <text:p text:style-name="P31">a.index("z") <text:s text:c="13"/>#=&gt; nil</text:p>
      <text:p text:style-name="P31">a.index {|x| x == "b"} <text:s text:c="3"/>#=&gt; 1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79"><text:soft-page-break/>Hash</text:p>
      <text:p text:style-name="P75"><text:span text:style-name="T5">Синтаксис</text:span> - { }</text:p>
      <text:p text:style-name="P31">Синтаксис хеширования, который вы видели до сих пор (с =&gt; символом между ключами и значениями), иногда называют стилем хеш-ракеты</text:p>
      <text:p text:style-name="P31">numbers = {</text:p>
      <text:p text:style-name="P31"><text:s text:c="2"/>:one =&gt; 1,</text:p>
      <text:p text:style-name="P31"><text:s text:c="2"/>:two =&gt; "two",</text:p>
      <text:p text:style-name="P31"><text:s text:c="2"/>:three =&gt; 3,</text:p>
      <text:p text:style-name="P31">}</text:p>
      <text:p text:style-name="P31">Однако в Ruby 1.9 изменился синтаксис хеширования</text:p>
      <text:p text:style-name="P31">new_hash = { </text:p>
      <text:p text:style-name="P31"><text:s text:c="2"/>one: 1,</text:p>
      <text:p text:style-name="P31"><text:s text:c="2"/>two: 2,</text:p>
      <text:p text:style-name="P31"><text:s text:c="2"/>three: 3</text:p>
      <text:p text:style-name="P31">}</text:p>
      <text:p text:style-name="P31">Важно отметить, что даже несмотря на то, что эти ключи имеют двоеточие в конце вместо начала, они все равно являются символами!</text:p>
      <text:p text:style-name="P31">puts new_hash</text:p>
      <text:p text:style-name="P31"># =&gt; { :one =&gt; 1, :two =&gt; 2, :three =&gt; 3 }</text:p>
      <text:p text:style-name="P32"/>
      <text:p text:style-name="P75"><text:span text:style-name="T23">К</text:span>лючи должны быть уникальными, но значения могут повторяться</text:p>
      <text:p text:style-name="P31"><text:span text:style-name="T23">1.</text:span>буквальное обозначение хеша :</text:p>
      <text:p text:style-name="P31">new_hash = { "one" =&gt; 1 }</text:p>
      <text:p text:style-name="P31">а также</text:p>
      <text:p text:style-name="P31">2. Обозначение конструктора хэша :</text:p>
      <text:p text:style-name="P31">new_hash = Hash.new</text:p>
      <text:p text:style-name="P32"/>
      <text:p text:style-name="P75">Значение по умолчанию</text:p>
      <text:p text:style-name="P75">h = Hash.new("Hello") <text:span text:style-name="T4">создаем пустой хэш со значением по умолчанию</text:span></text:p>
      <text:p text:style-name="P93">puts h =&gt; {} =&gt; nil <text:s/>пустой</text:p>
      <text:p text:style-name="P93">puts h[1] =&gt; Hello <text:s text:c="3"/>пытаемся получить доступ к не существующему ключу [1] – получаем значение по умолчанию</text:p>
      <text:p text:style-name="P94"/>
      <text:p text:style-name="P75">Итерация по хешам</text:p>
      <text:p text:style-name="P93">my_hash.each do |key, value|</text:p>
      <text:p text:style-name="P93"><text:s text:c="2"/>puts my_hash[key]</text:p>
      <text:p text:style-name="P93">end</text:p>
      <text:p text:style-name="P93"><text:soft-page-break/></text:p>
      <text:p text:style-name="P93">Мы знаем, как получить конкретное значение из хеша, указав связанный ключ, но что, если мы хотим отфильтровать хеш для значений, соответствующих определенным критериям? Для этого мы можем использовать <text:span text:style-name="T24">.select</text:span></text:p>
      <text:p text:style-name="P93">grades = { alice: 100,</text:p>
      <text:p text:style-name="P93"><text:s text:c="2"/>bob: 92,</text:p>
      <text:p text:style-name="P93"><text:s text:c="2"/>chris: 95,</text:p>
      <text:p text:style-name="P93"><text:s text:c="2"/>dave: 97</text:p>
      <text:p text:style-name="P93">}</text:p>
      <text:p text:style-name="P93">grades<text:span text:style-name="T24">.select</text:span> { |name, grade| grade &lt; <text:s/>97 }</text:p>
      <text:p text:style-name="P93"># ==&gt; { :bob =&gt; 92, :chris =&gt; 95 }</text:p>
      <text:p text:style-name="P95"><text:s/></text:p>
      <text:p text:style-name="P93">grades<text:span text:style-name="T24">.select</text:span> { |k, v| k == :alice }</text:p>
      <text:p text:style-name="P93"># ==&gt; { :alice =&gt; 100 }</text:p>
      <text:p text:style-name="P96"/>
      <text:p text:style-name="P23">Удаление из хэша по ключу</text:p>
      <text:p text:style-name="P42">movies.delete(title.to_sym) <text:s text:c="2"/>movies – хэш, <text:s text:c="2"/>title - ключ</text:p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83"><text:soft-page-break/>Методы</text:p>
      <text:p text:style-name="P76">* <text:s/>сообщает программе, что метод может получать один или несколько аргументов.</text:p>
      <text:p text:style-name="P33"><text:span text:style-name="T22">def</text:span> what_up(greeting, <text:span text:style-name="T9">*</text:span>friends)</text:p>
      <text:p text:style-name="P33"><text:s text:c="2"/>friends.each { |friend| puts "#{greeting}, #{friend}!" }</text:p>
      <text:p text:style-name="P97">end</text:p>
      <text:p text:style-name="P33">what_up("What up", "Ian", "Zoe", "Zenas", "Eleanor")</text:p>
      <text:p text:style-name="P21">Метод всегда возвращает последнюю строчку либо можно использовать <text:span text:style-name="T9">return</text:span></text:p>
      <text:p text:style-name="P33"><text:span text:style-name="T22">def</text:span> double(n)</text:p>
      <text:p text:style-name="P33"><text:s text:c="2"/>return n * 2</text:p>
      <text:p text:style-name="P97">end</text:p>
      <text:p text:style-name="P33">output = double(6)</text:p>
      <text:p text:style-name="P33">output += 2</text:p>
      <text:p text:style-name="P33">puts output</text:p>
      <text:p text:style-name="P33"/>
      <text:p text:style-name="P34"><text:span text:style-name="T22">def</text:span> alphabetize(arr, <text:span text:style-name="T9">rev=false</text:span>) <text:s text:c="2"/><text:span text:style-name="T9">rev=false – </text:span><text:span text:style-name="T10">значение по умолчанию</text:span></text:p>
      <text:p text:style-name="P33"><text:s text:c="2"/><text:span text:style-name="T22">if</text:span> rev</text:p>
      <text:p text:style-name="P33"><text:s text:c="4"/>arr.sort { |item1, item2| item2 &lt;=&gt; item1 }</text:p>
      <text:p text:style-name="P33"><text:s text:c="2"/><text:span text:style-name="T22">else</text:span></text:p>
      <text:p text:style-name="P33"><text:s text:c="4"/>arr.sort { |item1, item2| item1 &lt;=&gt; item2 }</text:p>
      <text:p text:style-name="P33"><text:s text:c="2"/><text:span text:style-name="T22">end</text:span></text:p>
      <text:p text:style-name="P97">end</text:p>
      <text:p text:style-name="P33"/>
      <text:p text:style-name="P33">books = ["Heart of Darkness", "Code Complete", "The Lorax", "The Prophet", "Absalom, Absalom!"]</text:p>
      <text:p text:style-name="P33"/>
      <text:p text:style-name="P33">puts "A-Z: #{alphabetize(books)}"</text:p>
      <text:p text:style-name="P33">puts "Z-A: #{alphabetize(books, true)}"</text:p>
      <text:p text:style-name="P35">=&gt;</text:p>
      <text:p text:style-name="P35">A-Z: ["Absalom, Absalom!", "Code Complete", "Heart of Darkness", "The Lorax", "The Prophet"]</text:p>
      <text:p text:style-name="P35">Z-A: ["The Prophet", "The Lorax", "Heart of Darkness", "Code Complete", "Absalom, Absalom!"]</text:p>
      <text:p text:style-name="P35"/>
      <text:p text:style-name="P35"/>
      <text:p text:style-name="P35"/>
      <text:p text:style-name="P35"/>
      <text:p text:style-name="P84"><text:soft-page-break/>Nil</text:p>
      <text:p text:style-name="P36"><text:span text:style-name="T5">nil -</text:span> ничего</text:p>
      <text:p text:style-name="P35">Но что произойдет, если вы попытаетесь получить доступ к несуществующему ключу?</text:p>
      <text:p text:style-name="P35">На многих языках вы получите какую-то ошибку. Не так в Ruby: вместо этого вы получите специальное значение nil.</text:p>
      <text:p text:style-name="P35"><text:span text:style-name="T25">Наряду с false, nil является одним из двух неверных значений в Ruby.</text:span> (Любой другой объект считается “правдивым”, что означает, что если бы вы ввели if 2 или if "бекон", код в этом операторе if был бы запущен.)</text:p>
      <text:p text:style-name="P35">Важно понимать, что ложь и ноль-это не одно и то же: ложь означает “неправда”, в то время как ноль-это способ Руби сказать “вообще ничего".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85"><text:soft-page-break/>Общие методы</text:p>
      <text:p text:style-name="P37">.object_id - Метод получает идентификатор объекта-это как рубин знает два объекта , является ли тем же самым объектом.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81"><text:soft-page-break/>Symbol</text:p>
      <text:p text:style-name="P38"><text:span text:style-name="T5">Синтаксис -</text:span> :symbol ( <text:span text:style-name="T26">"string" == :string # false )</text:span></text:p>
      <text:p text:style-name="P49"><text:span text:style-name="T36">.</text:span><text:span text:style-name="T37">to_sym</text:span><text:span text:style-name="T30"> – метод преобразования в символ</text:span></text:p>
      <text:p text:style-name="P99"><text:span text:style-name="T30">.intern </text:span><text:span text:style-name="T39">– </text:span><text:span text:style-name="T40">то же самое что и </text:span><text:span text:style-name="T31">to_sym</text:span></text:p>
      <text:p text:style-name="P101">Символы всегда начинаются с двоеточия ( :). первым символом после двоеточия должна быть буква или подчеркивание ( _); после этого разрешена любая комбинация букв, цифр и знаков подчеркивания.</text:p>
      <text:p text:style-name="P50"><text:span text:style-name="T27">Символы появляются во многих местах в Ruby, но в основном они используются либо как </text:span><text:span text:style-name="T36">хеш-ключи</text:span><text:span text:style-name="T27">, либо для </text:span><text:span text:style-name="T36">ссылки на имена методов</text:span><text:span text:style-name="T27">.</text:span></text:p>
      <text:p text:style-name="P38">Помимо различного синтаксиса, существует ключевое поведение символов, которое отличает их от строк. Хотя может быть несколько разных строк, каждая из которых имеет одно и то же значение, в данный момент времени существует только одна копия любого конкретного символа.</text:p>
      <text:p text:style-name="P38">puts "string".<text:span text:style-name="T21">object_id</text:span> =&gt; <text:span text:style-name="T28">13431320</text:span></text:p>
      <text:p text:style-name="P38">puts "string".<text:span text:style-name="T21">object_id</text:span> =&gt; 13431060</text:p>
      <text:p text:style-name="P38"/>
      <text:p text:style-name="P38">puts <text:span text:style-name="T3">:symbol</text:span>.<text:span text:style-name="T21">object_id</text:span> <text:s/>=&gt; 802268</text:p>
      <text:p text:style-name="P38">puts <text:span text:style-name="T3">:symbol</text:span>.o<text:span text:style-name="T21">bject_id</text:span> <text:s/>=&gt; 802268</text:p>
      <text:p text:style-name="P38"/>
      <text:p text:style-name="P38">Символы являются хорошими хэш-ключами по нескольким причинам:</text:p>
      <text:p text:style-name="P39"/>
      <text:p text:style-name="P38"><text:span text:style-name="T45">1. </text:span>Они неизменяемы, то есть их нельзя изменить после создания;</text:p>
      <text:p text:style-name="P38"><text:span text:style-name="T45">2. </text:span>В данный момент существует только одна копия любого символа, поэтому они экономят память;</text:p>
      <text:p text:style-name="P38"><text:span text:style-name="T45">3. </text:span>Символы как ключи быстрее, чем строки как ключи, по двум указанным выше причинам.</text:p>
      <text:p text:style-name="P38">sounds = {</text:p>
      <text:p text:style-name="P38"><text:s text:c="2"/>:cat =&gt; "meow",</text:p>
      <text:p text:style-name="P38"><text:s text:c="2"/>:dog =&gt; "woof",</text:p>
      <text:p text:style-name="P38"><text:s text:c="2"/>:computer =&gt; 10010110,</text:p>
      <text:p text:style-name="P38">}</text:p>
      <text:p text:style-name="P38">strings = ["HTML", "CSS", "JavaScript", "Python", "Ruby"]</text:p>
      <text:p text:style-name="P38">symbols = Array.new</text:p>
      <text:p text:style-name="P38">strings.each { |el| symbols<text:span text:style-name="T24">.push</text:span>(el<text:span text:style-name="T24">.to_sym</text:span>) }</text:p>
      <text:p text:style-name="P38">или</text:p>
      <text:p text:style-name="P38">strings.each { |el| symbols <text:span text:style-name="T24">&lt;&lt;</text:span> el<text:span text:style-name="T24">.to_sym</text:span> }</text:p>
      <text:p text:style-name="P38">print symbols</text:p>
      <text:p text:style-name="P38">[:HTML, :CSS, :JavaScript, :Python, :Ruby]</text:p>
      <text:p text:style-name="P86"><text:soft-page-break/>Итераторы и сортировка</text:p>
      <text:p text:style-name="P40">grades = { </text:p>
      <text:p text:style-name="P40"><text:s/>alice: 100,</text:p>
      <text:p text:style-name="P40"><text:s/>bob: 92,</text:p>
      <text:p text:style-name="P40"><text:s/>chris: 95,</text:p>
      <text:p text:style-name="P40"><text:s/>dave: 97</text:p>
      <text:p text:style-name="P40">}</text:p>
      <text:p text:style-name="P40"><text:s/>=&gt; {:alice=&gt;100, :bob=&gt;92, :chris=&gt;95, :dave=&gt;97} </text:p>
      <text:p text:style-name="P40">grades<text:span text:style-name="T24">.each</text:span> { |name, grade| grade &lt; <text:s/>97 }</text:p>
      <text:p text:style-name="P40"><text:s/>=&gt; {:alice=&gt;100, :bob=&gt;92, :chris=&gt;95, :dave=&gt;97} </text:p>
      <text:p text:style-name="P40">grades<text:span text:style-name="T24">.select</text:span> { |name, grade| grade &lt; <text:s/>97 }</text:p>
      <text:p text:style-name="P40"><text:s/>=&gt; {:bob=&gt;92, :chris=&gt;95} </text:p>
      <text:p text:style-name="P40">grades<text:span text:style-name="T24">.map</text:span> { |name, grade| grade &lt; <text:s/>97 }</text:p>
      <text:p text:style-name="P40"><text:s/>=&gt; [false, true, true, false] </text:p>
      <text:p text:style-name="P40"><text:span text:style-name="T9">.collect</text:span> Метод принимает блок и применяет выражение в блоке к каждому элементу в массиве.</text:p>
      <text:p text:style-name="P40">my_nums = [1, 2, 3]</text:p>
      <text:p text:style-name="P40">my_nums.<text:span text:style-name="T9">collect</text:span> { |num| num ** 2 }</text:p>
      <text:p text:style-name="P40"># ==&gt; [1, 4, 9]</text:p>
      <text:p text:style-name="P40"/>
      <text:p text:style-name="P40"><text:span text:style-name="T24">.each_key</text:span> и <text:span text:style-name="T24">.each_value </text:span>-<text:span text:style-name="T24"> </text:span><text:span text:style-name="T46">м</text:span>ожем перебирать только ключи или только значения</text:p>
      <text:p text:style-name="P40">my_hash = { one: 1, two: 2, three: 3 }</text:p>
      <text:p text:style-name="P40">my_hash<text:span text:style-name="T24">.each_key</text:span> { |k| print k, " " }</text:p>
      <text:p text:style-name="P40"># ==&gt; one two three</text:p>
      <text:p text:style-name="P40">my_hash.<text:span text:style-name="T24">each_value</text:span> { |v| print v, " " }</text:p>
      <text:p text:style-name="P40"># ==&gt; 1 2 3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82"><text:soft-page-break/>Синтаксический сахар</text:p>
      <text:p text:style-name="P104"><text:span text:style-name="T5">Синтаксис -</text:span> expression <text:span text:style-name="T9">if</text:span> <text:span text:style-name="T21">boolean</text:span> </text:p>
      <text:p text:style-name="P104">Ruby ожидает выражения, за которым <text:span text:style-name="T9">if</text:span> следует логическое значение. <text:span text:style-name="T9">Порядок важен</text:span>.</text:p>
      <text:p text:style-name="P104">вам не нужно, <text:span text:style-name="T24">end</text:span> когда вы пишете свое if утверждение в одной строке.</text:p>
      <text:p text:style-name="P54">ruby_is_eloquent = <text:span text:style-name="T21">true</text:span></text:p>
      <text:p text:style-name="P54">ruby_is_ugly = <text:span text:style-name="T21">false</text:span></text:p>
      <text:p text:style-name="P54">puts "Ruby is eloquent!" <text:span text:style-name="T24">if</text:span> ruby_is_eloquent</text:p>
      <text:p text:style-name="P54">puts "Ruby's not ugly!" <text:span text:style-name="T24">unless</text:span> ruby_is_ugly</text:p>
      <text:p text:style-name="P54"/>
      <text:p text:style-name="P54">тернарное условное выражение . Он называется «тернарным», потому что принимает три аргумента: логическое значение, выражение для оценки того, является ли логическое значение true, и выражение для оценки, является ли логическое значение false.</text:p>
      <text:p text:style-name="P54"><text:span text:style-name="T5">Синтаксис -</text:span> boolean ? Do this if true: Do this if false <text:span text:style-name="T41">порядок аргументов важен</text:span></text:p>
      <text:p text:style-name="P54">puts 3 &lt; 4 <text:span text:style-name="T24">?</text:span> "3 is less than 4!" <text:span text:style-name="T24">:</text:span> "3 is not less than 4."</text:p>
      <text:p text:style-name="P54"><draw:line text:anchor-type="paragraph" draw:z-index="0" draw:name="Фигура1" draw:style-name="gr1" draw:text-style-name="P160" svg:x1="3.397cm" svg:y1="0.115cm" svg:x2="4.799cm" svg:y2="-0.15cm"><text:p/></draw:line><draw:line text:anchor-type="paragraph" draw:z-index="1" draw:name="Фигура2" draw:style-name="gr1" draw:text-style-name="P160" svg:x1="8.715cm" svg:y1="-0.15cm" svg:x2="11.467cm" svg:y2="0.273cm"><text:p/></draw:line><text:s text:c="11"/><text:span text:style-name="T48">true <text:s text:c="39"/>false</text:span></text:p>
      <text:p text:style-name="P54"/>
      <text:p text:style-name="P12">case\when</text:p>
      <text:p text:style-name="P54"><text:span text:style-name="T9">case</text:span> language</text:p>
      <text:p text:style-name="P54"><text:s text:c="2"/><text:span text:style-name="T9">when</text:span> "JS" <text:span text:style-name="T9">then</text:span> puts "Websites!"</text:p>
      <text:p text:style-name="P54"><text:s text:c="2"/><text:span text:style-name="T9">when</text:span> "Python" <text:span text:style-name="T9">then</text:span> puts "Science!"</text:p>
      <text:p text:style-name="P54"><text:s text:c="2"/><text:span text:style-name="T9">when</text:span> "Ruby" <text:span text:style-name="T9">then</text:span> puts "Web apps!"</text:p>
      <text:p text:style-name="P54"><text:s text:c="2"/><text:span text:style-name="T9">else</text:span> puts "I don't know!"</text:p>
      <text:p text:style-name="P13">end</text:p>
      <text:p text:style-name="P13"/>
      <text:p text:style-name="P58">Условное присвоение ||=</text:p>
      <text:p text:style-name="P54">Мы видели, что мы можем использовать = оператор для присвоения значения переменной. Но что, если мы хотим назначить переменную только в том случае, если она еще не была назначена?</text:p>
      <text:p text:style-name="P54">Для этого мы можем использовать оператор условного присваивания: ||=. Он состоит из || логического оператора or ( ) и обычного = оператора присваивания.</text:p>
      <text:p text:style-name="P55">favorite_book = nil</text:p>
      <text:p text:style-name="P55">puts favorite_book <text:s text:c="3"/><text:span text:style-name="T11">=&gt; <text:s/>nil</text:span></text:p>
      <text:p text:style-name="P55">favorite_book ||= "Cat's Cradle"</text:p>
      <text:p text:style-name="P56">puts favorite_book <text:s text:c="2"/><text:span text:style-name="T9"><text:s/></text:span><text:span text:style-name="T11">=&gt; <text:s/></text:span><text:span text:style-name="T9">Cat's Cradle</text:span></text:p>
      <text:p text:style-name="P55">favorite_book ||= "Why's (Poignant) Guide to Ruby"</text:p>
      <text:p text:style-name="P56">puts favorite_book <text:s text:c="3"/><text:span text:style-name="T11">=&gt; <text:s/></text:span><text:span text:style-name="T9">Cat's Cradle</text:span></text:p>
      <text:p text:style-name="P55">favorite_book = "Why's (Poignant) Guide to Ruby"</text:p>
      <text:p text:style-name="P56">puts favorite_book <text:s text:c="3"/><text:span text:style-name="T11">=&gt; <text:s/></text:span><text:span text:style-name="T9">Why's (Poignant) Guide to Ruby</text:span></text:p>
      <text:p text:style-name="P26"><text:soft-page-break/>.upto и .downto</text:p>
      <text:p text:style-name="P63">95.upto(100) { |num| print num, " " }</text:p>
      <text:p text:style-name="P63"># <text:span text:style-name="T49">=&gt;</text:span> 95 96 97 98 99 100</text:p>
      <text:p text:style-name="P63"/>
      <text:p text:style-name="P64">"L".upto("P") { |word| p<text:span text:style-name="T49">rint</text:span> word <text:span text:style-name="T49">+ </text:span>" " }</text:p>
      <text:p text:style-name="P65"># =&gt; L M N O P</text:p>
      <text:p text:style-name="P65"/>
      <text:p text:style-name="P59">.respond_to?</text:p>
      <text:p text:style-name="P66">принимает символ и возвращает, true если объект может получить этот метод, и в false противном случае.</text:p>
      <text:p text:style-name="P66">[1, 2, 3].respond_to?(:push) вернется true, поскольку вы можете вызвать .push объект массива.</text:p>
      <text:p text:style-name="P66">[1, 2, 3].respond_to?(:to_sym)</text:p>
      <text:p text:style-name="P66">вернется false, поскольку вы не можете превратить массив в символ.</text:p>
      <text:p text:style-name="P66"/>
      <text:p text:style-name="P66">age = 26</text:p>
      <text:p text:style-name="P66">puts age.respond_to?(:next)</text:p>
      <text:p text:style-name="P66">age = age.next</text:p>
      <text:p text:style-name="P66">puts age</text:p>
      <text:p text:style-name="P66"><text:span text:style-name="T50">=&gt; </text:span>true</text:p>
      <text:p text:style-name="P66"><text:span text:style-name="T50">=&gt; </text:span>27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87"><text:soft-page-break/>BLOCK, PROC, LAMBDA</text:p>
      <text:p text:style-name="P87">BLOCK</text:p>
      <text:p text:style-name="P67">def yield_name(name)</text:p>
      <text:p text:style-name="P67"><text:s text:c="2"/>puts "In the method! Let's yield."</text:p>
      <text:p text:style-name="P67"><text:s text:c="2"/><text:span text:style-name="T9">yield</text:span>("Kim")</text:p>
      <text:p text:style-name="P67"><text:s text:c="2"/>puts "In between the yields!"</text:p>
      <text:p text:style-name="P67"><text:s text:c="2"/><text:span text:style-name="T9">yield</text:span>(name)</text:p>
      <text:p text:style-name="P67"><text:s text:c="2"/>puts "Block complete! Back in the method."</text:p>
      <text:p text:style-name="P67">end</text:p>
      <text:p text:style-name="P67"/>
      <text:p text:style-name="P67">yield_name("Eric") { |n| puts "My name is #{n}." }</text:p>
      <text:p text:style-name="P68">=&gt;</text:p>
      <text:p text:style-name="P68">In the method! Let's yield.</text:p>
      <text:p text:style-name="P68">My name is Kim.</text:p>
      <text:p text:style-name="P68">In between the yields!</text:p>
      <text:p text:style-name="P68">My name is Eric.</text:p>
      <text:p text:style-name="P68">Block complete! Back in the method.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88"><text:soft-page-break/>PROC</text:p>
      <text:p text:style-name="P68"/>
      <text:p text:style-name="P68">Вы можете думать о <text:span text:style-name="T51">Proc</text:span> как о «сохраненном» блоке: точно так же, как вы можете дать небольшому коду имя и превратить его в метод, вы можете дать название блоку и превратить его в процесс</text:p>
      <text:p text:style-name="P68"/>
      <text:p text:style-name="P68">multiples_of_3 = Proc.new do |n|</text:p>
      <text:p text:style-name="P68"><text:s text:c="2"/>n % 3 == 0</text:p>
      <text:p text:style-name="P68">end</text:p>
      <text:p text:style-name="P68">print (1..100).to_a.select(<text:span text:style-name="T9">&amp;</text:span>multiples_of_3)</text:p>
      <text:p text:style-name="P68"/>
      <text:p text:style-name="P68">floats = [1.2, 3.45, 0.91, 7.727, 11.42, 482.911]</text:p>
      <text:p text:style-name="P68">round_down = Proc.new { |x| x.floor }</text:p>
      <text:p text:style-name="P68">ints = floats.collect(<text:span text:style-name="T9">&amp;</text:span>round_down)</text:p>
      <text:p text:style-name="P68">print ints</text:p>
      <text:p text:style-name="P69">=&gt; [1, 3, 0, 7, 11, 482]</text:p>
      <text:p text:style-name="P69"/>
      <text:p text:style-name="P69">def greeter</text:p>
      <text:p text:style-name="P69"><text:s text:c="2"/>yield</text:p>
      <text:p text:style-name="P69">end</text:p>
      <text:p text:style-name="P69">phrase = Proc.new { puts "Hello there!" }</text:p>
      <text:p text:style-name="P69">greeter(<text:span text:style-name="T9">&amp;</text:span>phrase)</text:p>
      <text:p text:style-name="P70">=&gt; Hello there!</text:p>
      <text:p text:style-name="P70"/>
      <text:p text:style-name="P70">В отличие от блоков, мы можем вызывать процессы напрямую, используя <text:span text:style-name="T9">.call</text:span> метод Ruby </text:p>
      <text:p text:style-name="P70">hi = Proc.new { puts "Hello!" }</text:p>
      <text:p text:style-name="P70">hi<text:span text:style-name="T9">.call</text:span></text:p>
      <text:p text:style-name="P71">=&gt; <text:span text:style-name="T52">Hello!</text:span></text:p>
      <text:p text:style-name="P71"/>
      <text:p text:style-name="P71">ages = [23, 101, 7, 104, 11, 94, 100, 121, 101, 70, 44]</text:p>
      <text:p text:style-name="P71">under_100 = Proc.new { |num| num &lt; 100 }</text:p>
      <text:p text:style-name="P71">youngsters = ages.select(<text:span text:style-name="T9">&amp;</text:span>under_100)</text:p>
      <text:p text:style-name="P71">print youngsters</text:p>
      <text:p text:style-name="P72">=&gt; [23, 7, 11, 94, 70, 44]</text:p>
      <text:p text:style-name="P60"/>
      <text:p text:style-name="P60">&amp;:</text:p>
      <text:p text:style-name="P71"/>
      <text:p text:style-name="P71">strings = ["1", "2", "3"]</text:p>
      <text:p text:style-name="P71">nums = strings.map(<text:span text:style-name="T9">&amp;:</text:span>to_i)</text:p>
      <text:p text:style-name="P71"># ==&gt; [1, 2, 3]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17"><text:soft-page-break/>LAMBDA</text:p>
      <text:p text:style-name="P27"><text:span text:style-name="T5">Синтаксис </text:span>- <text:span text:style-name="T28">lambda { puts "Hello!" }</text:span></text:p>
      <text:p text:style-name="P102"/>
      <text:p text:style-name="P73"><text:span text:style-name="T42">def</text:span><text:span text:style-name="T28"> lambda_demo(a_lambda)</text:span></text:p>
      <text:p text:style-name="P103"><text:s text:c="2"/>puts "I'm the method!"</text:p>
      <text:p text:style-name="P103"><text:s text:c="2"/>a_lambda.call</text:p>
      <text:p text:style-name="P105">end</text:p>
      <text:p text:style-name="P103">lambda_demo(lambda { puts "I'm the lambda!" })</text:p>
      <text:p text:style-name="P103">=&gt; I'm the method!</text:p>
      <text:p text:style-name="P103"><text:s text:c="3"/>I'm the lambda!</text:p>
      <text:p text:style-name="P102"/>
      <text:p text:style-name="P131">strings = ["leonardo", "donatello", "raphael", "michaelangelo"]</text:p>
      <text:p text:style-name="P131">symbolize = lambda { |el| el.to_sym }</text:p>
      <text:p text:style-name="P112"><text:span text:style-name="T28">symbols = strings.collect(</text:span><text:span text:style-name="T42">&amp;</text:span><text:span text:style-name="T28">symbolize)</text:span></text:p>
      <text:p text:style-name="P131">print symbols</text:p>
      <text:p text:style-name="P131"/>
      <text:p text:style-name="P112"><text:span text:style-name="T28">Во-первых, лямбда-выражение проверяет количество переданных ему аргументов, в то время как proc этого не делает. Это означает, что лямбда-выражение выдаст ошибку, если вы передадите ему неправильное количество аргументов, в то время как proc проигнорирует неожиданные аргументы и присвоит </text:span><text:span text:style-name="T29">nil</text:span><text:span text:style-name="T28"> всем отсутствующим.</text:span></text:p>
      <text:p text:style-name="P112"><text:span text:style-name="T28">Во-вторых, когда возвращается лямбда-выражение, оно передает управление обратно вызывающему методу; когда возвращается </text:span><text:span text:style-name="T29">proc</text:span><text:span text:style-name="T28">, она делает это немедленно, не возвращаясь к вызывающему методу.</text:span></text:p>
      <text:p text:style-name="P131"/>
      <text:p text:style-name="P112"><text:span text:style-name="T42">def</text:span><text:span text:style-name="T28"> batman_ironman_proc</text:span></text:p>
      <text:p text:style-name="P131"><text:s text:c="2"/>victor = Proc.new { return "Batman will win!" }</text:p>
      <text:p text:style-name="P131"><text:s text:c="2"/>victor.call</text:p>
      <text:p text:style-name="P131"><text:s text:c="2"/>"Iron Man will win!"</text:p>
      <text:p text:style-name="P154">end</text:p>
      <text:p text:style-name="P131">puts batman_ironman_proc</text:p>
      <text:p text:style-name="P112"><text:span text:style-name="T42">def</text:span><text:span text:style-name="T28"> batman_ironman_lambda</text:span></text:p>
      <text:p text:style-name="P131"><text:s text:c="2"/>victor = lambda { return "Batman will win!" }</text:p>
      <text:p text:style-name="P131"><text:s text:c="2"/>victor.call</text:p>
      <text:p text:style-name="P131"><text:s text:c="2"/>"Iron Man will win!"</text:p>
      <text:p text:style-name="P154">end</text:p>
      <text:p text:style-name="P131">puts batman_ironman_lambda</text:p>
      <text:p text:style-name="P132">=&gt; Batman will win!</text:p>
      <text:p text:style-name="P132"><text:s text:c="3"/>Iron Man will win!</text:p>
      <text:p text:style-name="P132"><text:soft-page-break/>my_array = ["raindrops", :kettles, "whiskers", :mittens, :packages]</text:p>
      <text:p text:style-name="P132">symbol_filter = lambda { |el| el.is_a? Symbol }</text:p>
      <text:p text:style-name="P113"><text:span text:style-name="T28">symbols = my_array.select(</text:span><text:span text:style-name="T42">&amp;</text:span><text:span text:style-name="T28">symbol_filter)</text:span></text:p>
      <text:p text:style-name="P132">print symbols</text:p>
      <text:p text:style-name="P133">=&gt; [:kettles, :mittens, :packages] </text:p>
      <text:p text:style-name="P133"/>
      <text:p text:style-name="P114"><text:span text:style-name="T28">1. </text:span><text:span text:style-name="T42">Блок</text:span><text:span text:style-name="T28"> - это всего лишь небольшой фрагмент кода между do.. end или {}. Это не объект сам по себе, но его можно передать таким методам, как .each или .select.</text:span></text:p>
      <text:p text:style-name="P114"><text:span text:style-name="T28">2. </text:span><text:span text:style-name="T42">Proc</text:span><text:span text:style-name="T28"> - это сохраненный блок, который мы можем использовать снова и снова.</text:span></text:p>
      <text:p text:style-name="P114"><text:span text:style-name="T28">3. </text:span><text:span text:style-name="T42">lambda</text:span><text:span text:style-name="T28"> - похожа на proc, только она заботится о количестве получаемых аргументов и возвращается к своему вызывающему методу, а не выходит из него как proc.</text:span></text:p>
      <text:p text:style-name="P131"/>
      <text:p text:style-name="P131">crew = {</text:p>
      <text:p text:style-name="P131"><text:s text:c="2"/>captain: "Picard",</text:p>
      <text:p text:style-name="P131"><text:s text:c="2"/>first_officer: "Riker",</text:p>
      <text:p text:style-name="P131"><text:s text:c="2"/>lt_cdr: "Data",</text:p>
      <text:p text:style-name="P131"><text:s text:c="2"/>lt: "Worf",</text:p>
      <text:p text:style-name="P131"><text:s text:c="2"/>ensign: "Ro",</text:p>
      <text:p text:style-name="P131"><text:s text:c="2"/>counselor: "Troi",</text:p>
      <text:p text:style-name="P131"><text:s text:c="2"/>chief_engineer: "LaForge",</text:p>
      <text:p text:style-name="P131"><text:s text:c="2"/>doctor: "Crusher"</text:p>
      <text:p text:style-name="P131">}</text:p>
      <text:p text:style-name="P131">first_half = lambda { |key, value| value &lt; "M" }</text:p>
      <text:p text:style-name="P112"><text:span text:style-name="T28">a_to_m = crew.select(</text:span><text:span text:style-name="T42">&amp;</text:span><text:span text:style-name="T28">first_half)</text:span></text:p>
      <text:p text:style-name="P131">print a_to_m</text:p>
      <text:p text:style-name="P134">=&gt; {:lt_cdr=&gt;"Data", :chief_engineer=&gt;"LaForge", :doctor=&gt;"Crusher"} </text:p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52"><text:soft-page-break/>ОБЪЕКТНО-ОРИЕНТИРОВАННОЕ ПРОГРАММИРОВАНИЕ I</text:p>
      <text:p text:style-name="P135">Ruby - это объектно-ориентированный язык программирования, что означает, что он управляет конструкциями программирования, называемыми объектами . (Почти) все в Ruby - это объект! Вы использовали их все время, так что они должны быть вам хорошо знакомы. У объектов есть методы, которые вы видели раньше, и атрибуты , которые представляют собой просто данные. Например, в</text:p>
      <text:p text:style-name="P135">"Matz".length</text:p>
      <text:p text:style-name="P135"># ==&gt; 4</text:p>
      <text:p text:style-name="P135">"Matz"объект является строкой с .length методом и атрибутом длиной 4.</text:p>
      <text:p text:style-name="P135"/>
      <text:p text:style-name="P135">Синтаксис класса:</text:p>
      <text:p text:style-name="P115"><text:span text:style-name="T41">class</text:span><text:span text:style-name="T27"> NewClass </text:span><text:span text:style-name="T35">имена классов начинаются с заглавной буквы и используют </text:span><text:span text:style-name="T44">CamelCase</text:span></text:p>
      <text:p text:style-name="P135"><text:s text:c="2"/># Class magic here</text:p>
      <text:p text:style-name="P155">end</text:p>
      <text:p text:style-name="P127"><text:span text:style-name="T38">Конкретный объект какого-то класса в программировании называется экземпляр класса. По-английски </text:span><text:span text:style-name="T27">instance.</text:span></text:p>
      <text:p text:style-name="P115"><text:span text:style-name="T32">П</text:span><text:span text:style-name="T27">ри создании объекта у него вызывается специальный метод с именем </text:span><text:span text:style-name="T41">initialize</text:span><text:span text:style-name="T27">. Такой метод в программировании называется конструктор.</text:span></text:p>
      <text:p text:style-name="P135">class Car</text:p>
      <text:p text:style-name="P135"><text:s text:c="2"/>def initialize(make, model) </text:p>
      <text:p text:style-name="P135"><text:s text:c="4"/>@make = make</text:p>
      <text:p text:style-name="P135"><text:s text:c="4"/>@model = model</text:p>
      <text:p text:style-name="P135"><text:s text:c="2"/>end</text:p>
      <text:p text:style-name="P135">end</text:p>
      <text:p text:style-name="P135">kitt = Car.new("Pontiac", "Trans Am")</text:p>
      <text:p text:style-name="P135"/>
      <text:p text:style-name="P144">Область видимости</text:p>
      <text:p text:style-name="P136"/>
      <text:p text:style-name="P116"><text:span text:style-name="T41">name </text:span><text:span text:style-name="T27">– локальная переменная</text:span></text:p>
      <text:p text:style-name="P116"><text:span text:style-name="T41">@name</text:span><text:span text:style-name="T27"> - это переменная экземпляра. Это означает, что переменная привязана к экземпляру класса.</text:span></text:p>
      <text:p text:style-name="P116"><text:span text:style-name="T41">@@name</text:span><text:span text:style-name="T27"> – переменная класса. Переменные класса подобны переменным экземпляра, но вместо того, чтобы принадлежать экземпляру класса, они принадлежат самому классу.</text:span></text:p>
      <text:p text:style-name="P116"><text:span text:style-name="T41">$name</text:span><text:span text:style-name="T27"> – глобальная переменная </text:span><text:span text:style-name="T33">Г</text:span><text:span text:style-name="T27">лобальные переменные можно объявить двумя способами. Первый из них вам уже знаком: вы просто определяете переменную вне любого метода или класса, и вуаля! Это глобально. Если вы хотите , чтобы сделать переменную глобальной внутри метода или класса, просто запустите его с $, например , так: $matz.</text:span></text:p>
      <text:p text:style-name="P138"><text:soft-page-break/>class Computer</text:p>
      <text:p text:style-name="P138"><text:s text:c="2"/>$manufacturer = "Mango Computer, Inc."</text:p>
      <text:p text:style-name="P138"><text:s text:c="2"/>@@files = {hello: "Hello, world!"}</text:p>
      <text:p text:style-name="P138"><text:s text:c="2"/></text:p>
      <text:p text:style-name="P138"><text:s text:c="2"/>def initialize(username, password)</text:p>
      <text:p text:style-name="P138"><text:s text:c="4"/>@username = username</text:p>
      <text:p text:style-name="P138"><text:s text:c="4"/>@password = password</text:p>
      <text:p text:style-name="P138"><text:s text:c="2"/>end</text:p>
      <text:p text:style-name="P138"><text:s text:c="2"/></text:p>
      <text:p text:style-name="P138"><text:s text:c="2"/>def current_user</text:p>
      <text:p text:style-name="P138"><text:s text:c="4"/>@username</text:p>
      <text:p text:style-name="P138"><text:s text:c="2"/>end</text:p>
      <text:p text:style-name="P138"><text:s text:c="2"/></text:p>
      <text:p text:style-name="P116"><text:span text:style-name="T27"><text:s text:c="2"/>def self.display_files </text:span><text:span text:style-name="T43">или def Computer.display_files (записи эквивалентны)</text:span></text:p>
      <text:p text:style-name="P138"><text:s text:c="4"/>@@files</text:p>
      <text:p text:style-name="P138"><text:s text:c="2"/>end</text:p>
      <text:p text:style-name="P138">end</text:p>
      <text:p text:style-name="P138"/>
      <text:p text:style-name="P138"># Make a new Computer instance:</text:p>
      <text:p text:style-name="P138">hal = Computer.new("Dave", 12345)</text:p>
      <text:p text:style-name="P138"/>
      <text:p text:style-name="P138">puts "Current user: #{hal.current_user}"</text:p>
      <text:p text:style-name="P138"># @username belongs to the hal instance.</text:p>
      <text:p text:style-name="P138"/>
      <text:p text:style-name="P138">puts "Manufacturer: #{$manufacturer}"</text:p>
      <text:p text:style-name="P138"># $manufacturer is global! We can get it directly.</text:p>
      <text:p text:style-name="P138"/>
      <text:p text:style-name="P138">puts "Files: #{Computer.display_files}"</text:p>
      <text:p text:style-name="P138"># @@files belongs to the Computer class.</text:p>
      <text:p text:style-name="P137">=&gt;</text:p>
      <text:p text:style-name="P137">Current user: Dave</text:p>
      <text:p text:style-name="P137">Manufacturer: Mango Computer, Inc.</text:p>
      <text:p text:style-name="P137">Files: {:hello=&gt;"Hello, world!"}</text:p>
      <text:p text:style-name="P137"/>
      <text:p text:style-name="P137"/>
      <text:p text:style-name="P137"/>
      <text:p text:style-name="P137"/>
      <text:p text:style-name="P137"/>
      <text:p text:style-name="P137"><text:soft-page-break/>class Person</text:p>
      <text:p text:style-name="P137"><text:s text:c="2"/>@@people_count = 0</text:p>
      <text:p text:style-name="P137"><text:s text:c="2"/></text:p>
      <text:p text:style-name="P137"><text:s text:c="2"/>def initialize(name)</text:p>
      <text:p text:style-name="P137"><text:s text:c="4"/>@name = name</text:p>
      <text:p text:style-name="P137"><text:s text:c="4"/>@@people_count += 1</text:p>
      <text:p text:style-name="P137"><text:s text:c="2"/>end</text:p>
      <text:p text:style-name="P137"><text:s text:c="2"/></text:p>
      <text:p text:style-name="P137"><text:s text:c="2"/>def self.number_of_instances</text:p>
      <text:p text:style-name="P137"><text:s text:c="4"/>@@people_count</text:p>
      <text:p text:style-name="P137"><text:s text:c="2"/>end</text:p>
      <text:p text:style-name="P137">end</text:p>
      <text:p text:style-name="P137"/>
      <text:p text:style-name="P137">matz = Person.new("Yukihiro")</text:p>
      <text:p text:style-name="P137">dhh = Person.new("David")</text:p>
      <text:p text:style-name="P137"/>
      <text:p text:style-name="P137">puts "Number of Person instances: #{Person.number_of_instances}"</text:p>
      <text:p text:style-name="P139">=&gt; Number of Person instances: 2</text:p>
      <text:p text:style-name="P139"/>
      <text:p text:style-name="P145">Наследование</text:p>
      <text:p text:style-name="P146">Синтаксис </text:p>
      <text:p text:style-name="P117"><text:span text:style-name="T27">class DerivedClass </text:span><text:span text:style-name="T41">&lt;</text:span><text:span text:style-name="T27"> BaseClass</text:span></text:p>
      <text:p text:style-name="P140"><text:s text:c="2"/># Some stuff!</text:p>
      <text:p text:style-name="P140">end</text:p>
      <text:p text:style-name="P117"><text:span text:style-name="T27">class MyApp </text:span><text:span text:style-name="T41">&lt;</text:span><text:span text:style-name="T27"> Application</text:span><text:span text:style-name="T41">;</text:span><text:span text:style-name="T27"> end</text:span></text:p>
      <text:p text:style-name="P140"/>
      <text:p text:style-name="P140">class ApplicationError</text:p>
      <text:p text:style-name="P140"><text:s text:c="2"/>def display_error</text:p>
      <text:p text:style-name="P140"><text:s text:c="4"/>puts "Error! Error!"</text:p>
      <text:p text:style-name="P140"><text:s text:c="2"/>end</text:p>
      <text:p text:style-name="P140">end</text:p>
      <text:p text:style-name="P117"><text:span text:style-name="T27">class SuperBadError </text:span><text:span text:style-name="T41">&lt;</text:span><text:span text:style-name="T27"> ApplicationError</text:span></text:p>
      <text:p text:style-name="P140">end</text:p>
      <text:p text:style-name="P140">err = SuperBadError.new</text:p>
      <text:p text:style-name="P140">err.display_error</text:p>
      <text:p text:style-name="P140">=&gt; Error! Error!</text:p>
      <text:p text:style-name="P156">Любой данный класс Ruby может иметь только один суперкласс.</text:p>
      <text:p text:style-name="P140"/>
      <text:p text:style-name="P147"><text:soft-page-break/>super</text:p>
      <text:p text:style-name="P118"><text:span text:style-name="T27">Вы можете напрямую обращаться к атрибутам или методам суперкласса(родительского класса) с помощью встроенного </text:span><text:span text:style-name="T41">super</text:span><text:span text:style-name="T27"> ключевого слова Ruby.</text:span></text:p>
      <text:p text:style-name="P148"/>
      <text:p text:style-name="P148">Синтаксис выглядит так:</text:p>
      <text:p text:style-name="P148"/>
      <text:p text:style-name="P141">class DerivedClass &lt; Base</text:p>
      <text:p text:style-name="P141"><text:s text:c="2"/>def some_method</text:p>
      <text:p text:style-name="P118"><text:span text:style-name="T27"><text:s text:c="4"/></text:span><text:span text:style-name="T41">super</text:span><text:span text:style-name="T27">(optional args)</text:span></text:p>
      <text:p text:style-name="P141"><text:s text:c="6"/># Some stuff</text:p>
      <text:p text:style-name="P141"><text:s text:c="4"/>end</text:p>
      <text:p text:style-name="P141"><text:s text:c="2"/>end</text:p>
      <text:p text:style-name="P141">end</text:p>
      <text:p text:style-name="P141">Когда вы вызываете super метод изнутри, он сообщает Ruby, что нужно посмотреть в суперклассе текущего класса и найти метод с тем же именем, что и тот, из которого super вызывается. Если он его найдет, Ruby будет использовать версию метода суперкласса.</text:p>
      <text:p text:style-name="P141"/>
      <text:p text:style-name="P141">class Creature</text:p>
      <text:p text:style-name="P141"><text:s text:c="2"/>def initialize(name)</text:p>
      <text:p text:style-name="P141"><text:s text:c="4"/>@name = name</text:p>
      <text:p text:style-name="P141"><text:s text:c="2"/>end</text:p>
      <text:p text:style-name="P141"><text:s text:c="2"/></text:p>
      <text:p text:style-name="P141"><text:s text:c="2"/>def fight</text:p>
      <text:p text:style-name="P141"><text:s text:c="4"/>return "Punch to the chops!"</text:p>
      <text:p text:style-name="P141"><text:s text:c="2"/>end</text:p>
      <text:p text:style-name="P141">end</text:p>
      <text:p text:style-name="P141"/>
      <text:p text:style-name="P141">class Dragon &lt; Creature</text:p>
      <text:p text:style-name="P141"><text:s text:c="2"/>def fight</text:p>
      <text:p text:style-name="P141"><text:s text:c="4"/>puts "Instead of breathing fire..."</text:p>
      <text:p text:style-name="P118"><text:span text:style-name="T27"><text:s text:c="4"/></text:span><text:span text:style-name="T41">super</text:span></text:p>
      <text:p text:style-name="P141"><text:s text:c="2"/>end</text:p>
      <text:p text:style-name="P141">end</text:p>
      <text:p text:style-name="P141">=&gt;</text:p>
      <text:p text:style-name="P141">Instead of breathing fire...</text:p>
      <text:p text:style-name="P141">Punch to the chops!</text:p>
      <text:p text:style-name="P141"/>
      <text:p text:style-name="P153"><text:soft-page-break/>ОБЪЕКТНО-ОРИЕНТИРОВАННОЕ ПРОГРАММИРОВАНИЕ II</text:p>
      <text:p text:style-name="P149">Публичные и приватные методы</text:p>
      <text:p text:style-name="P119">По умолчанию методы в Ruby являются общедоступными, поэтому, если вы не укажете <text:span text:style-name="T9">public</text:span> или <text:span text:style-name="T9">private</text:span>, ваши методы будут общедоступными. </text:p>
      <text:p text:style-name="P119"/>
      <text:p text:style-name="P142">classclass Person</text:p>
      <text:p text:style-name="P142"><text:s text:c="2"/>def initialize(name, age)</text:p>
      <text:p text:style-name="P142"><text:s text:c="4"/>@name = name</text:p>
      <text:p text:style-name="P142"><text:s text:c="4"/>@age = age</text:p>
      <text:p text:style-name="P142"><text:s text:c="2"/>end</text:p>
      <text:p text:style-name="P142"><text:s text:c="2"/></text:p>
      <text:p text:style-name="P120"><text:span text:style-name="T27"><text:s text:c="2"/></text:span><text:span text:style-name="T41">public</text:span><text:span text:style-name="T27"> <text:s text:c="3"/># Этот метод можно вызвать извне класса.</text:span></text:p>
      <text:p text:style-name="P142"><text:s text:c="2"/></text:p>
      <text:p text:style-name="P142"><text:s text:c="2"/>def about_me</text:p>
      <text:p text:style-name="P142"><text:s text:c="4"/>puts "I'm #{@name} and I'm #{@age} years old!"</text:p>
      <text:p text:style-name="P142"><text:s text:c="2"/>end</text:p>
      <text:p text:style-name="P142"><text:s text:c="2"/></text:p>
      <text:p text:style-name="P120"><text:span text:style-name="T27"><text:s text:c="2"/></text:span><text:span text:style-name="T41">private</text:span><text:span text:style-name="T27"> <text:s text:c="2"/># Этот метод не</text:span><text:span text:style-name="T34">льзя</text:span><text:span text:style-name="T27">!</text:span></text:p>
      <text:p text:style-name="P142"><text:s text:c="2"/></text:p>
      <text:p text:style-name="P142"><text:s text:c="2"/>def bank_account_number</text:p>
      <text:p text:style-name="P142"><text:s text:c="4"/>@account_number = 12345</text:p>
      <text:p text:style-name="P142"><text:s text:c="4"/>puts "My bank account number is #{@account_number}."</text:p>
      <text:p text:style-name="P142"><text:s text:c="2"/>end</text:p>
      <text:p text:style-name="P142">end</text:p>
      <text:p text:style-name="P142"/>
      <text:p text:style-name="P142">eric = Person.new("Eric", 26)</text:p>
      <text:p text:style-name="P142">eric.about_me</text:p>
      <text:p text:style-name="P142">eric.bank_account_number </text:p>
      <text:p text:style-name="P142"/>
      <text:p text:style-name="P120"><text:span text:style-name="T41">private</text:span><text:span text:style-name="T27"> методы таковы: они частны для объекта, в котором они определены. Это означает, что вы можете вызывать эти методы только из другого кода внутри объекта. Другими словами, метод нельзя вызвать с явным получателем . Вы все время использовали приемники - это объекты, для которых вызываются методы! Всякий раз, когда вы звоните object.method, object будет получатель method.</text:span></text:p>
      <text:p text:style-name="P142"/>
      <text:p text:style-name="P142"><text:soft-page-break/>Чтобы получить доступ к частной информации, мы должны создать общедоступные методы, которые знают, как ее получить. Это отделяет частную реализацию от общедоступного интерфейса</text:p>
      <text:p text:style-name="P150">attr_reader, attr_writer геттер и сеттер</text:p>
      <text:p text:style-name="P143">class Person</text:p>
      <text:p text:style-name="P121"><text:span text:style-name="T27"><text:s text:c="2"/></text:span><text:span text:style-name="T41">attr_reader :name</text:span></text:p>
      <text:p text:style-name="P157"><text:s text:c="2"/>attr_writer :name</text:p>
      <text:p text:style-name="P143"><text:s text:c="2"/>def initialize(name)</text:p>
      <text:p text:style-name="P143"><text:s text:c="4"/>@name = name</text:p>
      <text:p text:style-name="P143"><text:s text:c="2"/>end</text:p>
      <text:p text:style-name="P143">end</text:p>
      <text:p text:style-name="P143">Ruby автоматически делает что-то подобное для нас:</text:p>
      <text:p text:style-name="P143"/>
      <text:p text:style-name="P143">def name</text:p>
      <text:p text:style-name="P143"><text:s text:c="2"/>@name</text:p>
      <text:p text:style-name="P143">end</text:p>
      <text:p text:style-name="P143"><text:s/></text:p>
      <text:p text:style-name="P143">def name=(value)</text:p>
      <text:p text:style-name="P143"><text:s text:c="2"/>@name = value</text:p>
      <text:p text:style-name="P143">end</text:p>
      <text:p text:style-name="P151"/>
      <text:p text:style-name="P142">Это name= может показаться забавным, но вы можете поставить = знак в имени метода. Это просто соглашение Ruby, в котором говорится: «Эй, этот метод устанавливает значение!»</text:p>
      <text:p text:style-name="P142"/>
      <text:p text:style-name="P125">attr_accessor</text:p>
      <text:p text:style-name="P120">Если мы хотим одновременно читать и записывать определенную переменную, есть еще более короткий путь, чем использование attr_reader и attr_writer. Мы можем использовать, <text:span text:style-name="T9">attr_accessor</text:span> чтобы сделать переменную доступной для чтения и записи одним махом.</text:p>
      <text:p text:style-name="P120">class Person</text:p>
      <text:p text:style-name="P120"><text:s text:c="2"/><text:span text:style-name="T9">attr_accessor</text:span> :name, :job</text:p>
      <text:p text:style-name="P120"><text:s text:c="2"/>def initialize(name, job)</text:p>
      <text:p text:style-name="P120"><text:s text:c="4"/>@name = name</text:p>
      <text:p text:style-name="P120"><text:s text:c="4"/>@job = job</text:p>
      <text:p text:style-name="P120"><text:s text:c="2"/>end</text:p>
      <text:p text:style-name="P120">end</text:p>
      <text:p text:style-name="P120"/>
      <text:p text:style-name="P126"><text:soft-page-break/>Модуль</text:p>
      <text:p text:style-name="P122">Вы можете думать о модуле как о наборе инструментов, который содержит набор методов и констант.</text:p>
      <text:p text:style-name="P122">Вы можете думать о модулях как о классах, только модули не могут создавать экземпляры и не могут иметь подклассы. Они просто используются для хранения вещей!</text:p>
      <text:p text:style-name="P122">Как и имена классов, имена модулей записываются в CapitalizedCamelCase</text:p>
      <text:p text:style-name="P123">module Circle</text:p>
      <text:p text:style-name="P124"><text:s text:c="2"/>#<text:span text:style-name="T9">PI</text:span> = 3.141592653589793 Константы Ruby записываются в <text:span text:style-name="T9">ALL_CAPS</text:span> и разделяются </text:p>
      <text:p text:style-name="P124"><text:s text:c="26"/>подчеркиванием, если имеется более одного слова.</text:p>
      <text:p text:style-name="P123"><text:s text:c="2"/>def Circle.area(radius)</text:p>
      <text:p text:style-name="P123"><text:s text:c="4"/>Math::PI * radius**2</text:p>
      <text:p text:style-name="P123"><text:s text:c="2"/>end</text:p>
      <text:p text:style-name="P123"/>
      <text:p text:style-name="P123"><text:s text:c="2"/>def Circle.circumference(radius)</text:p>
      <text:p text:style-name="P123"><text:s text:c="4"/>2 * PI * radius</text:p>
      <text:p text:style-name="P123"><text:s text:c="2"/>end</text:p>
      <text:p text:style-name="P123">end</text:p>
      <text:p text:style-name="P123">puts Circle.area(5)</text:p>
      <text:p text:style-name="P123"/>
      <text:p text:style-name="P123"><text:span text:style-name="T5">оператор разрешения области видимости </text:span><text:span text:style-name="T6">( :: )</text:span> , что является причудливым способом сказать, что он сообщает Ruby, где вы ищете конкретный фрагмент кода. Если мы говорим Math::PI, Ruby знает, что нужно заглянуть внутрь Math модуля, чтобы получить его PI, а не какой-либо другой PI(например, тот, в котором мы создали Circle).</text:p>
      <text:p text:style-name="P123"/>
      <text:p text:style-name="P128">include ModuleName</text:p>
      <text:p text:style-name="P129">Любой класс, который имеет include определенный модуль, может использовать методы этого модуля!</text:p>
      <text:p text:style-name="P129">Хорошим результатом этого является то, что вам больше не нужно добавлять в константы и методы имя модуля. Поскольку все было втянут, вы можете просто написать PI вместо Math::PI.</text:p>
      <text:p text:style-name="P129">В нашем случае мы хотим использовать, <text:span text:style-name="T9">Math::cos</text:span> но не хотим печатать Math::</text:p>
      <text:p text:style-name="P129">class Angle</text:p>
      <text:p text:style-name="P130"><text:s text:c="2"/><text:span text:style-name="T9">include Math</text:span></text:p>
      <text:p text:style-name="P130"><text:s text:c="2"/>attr_accessor :radians</text:p>
      <text:p text:style-name="P130"><text:s text:c="2"/></text:p>
      <text:p text:style-name="P130"><text:s text:c="2"/>def initialize(radians)</text:p>
      <text:p text:style-name="P130"><text:s text:c="4"/>@radians = radians</text:p>
      <text:p text:style-name="P130"><text:s text:c="2"/>end</text:p>
      <text:p text:style-name="P130"><text:s text:c="2"/></text:p>
      <text:p text:style-name="P130"><text:s text:c="2"/>def cosine</text:p>
      <text:p text:style-name="P130"><text:s text:c="4"/><text:span text:style-name="T9">cos</text:span>(@radians)</text:p>
      <text:p text:style-name="P130"><text:s text:c="2"/>end</text:p>
      <text:p text:style-name="P130">end</text:p>
      <text:p text:style-name="P130"/>
      <text:p text:style-name="P130">acute = Angle.new(1)</text:p>
      <text:p text:style-name="P130">acute.cosine</text:p>
      <text:p text:style-name="P130"/>
      <text:p text:style-name="P130"/>
      <text:p text:style-name="P130"><text:soft-page-break/>Когда модуль используется для смешивания дополнительного поведения и информации в классе, он называется <text:span text:style-name="T5">миксином </text:span>. Миксины позволяют нам настраивать класс без необходимости переписывать код!</text:p>
      <text:p text:style-name="P130"/>
      <text:p text:style-name="P130">module Action</text:p>
      <text:p text:style-name="P130"><text:s text:c="2"/>attr_reader :distance</text:p>
      <text:p text:style-name="P130"><text:s text:c="2"/>def jump</text:p>
      <text:p text:style-name="P130"><text:s text:c="4"/>@distance = rand(4) + 2</text:p>
      <text:p text:style-name="P130"><text:s text:c="4"/>puts "I jumped forward #{@distance} feet!"</text:p>
      <text:p text:style-name="P130"><text:s text:c="2"/>end</text:p>
      <text:p text:style-name="P130">end</text:p>
      <text:p text:style-name="P130"/>
      <text:p text:style-name="P130">class Rabbit</text:p>
      <text:p text:style-name="P130"><text:s text:c="2"/>include Action</text:p>
      <text:p text:style-name="P130"><text:s text:c="2"/>attr_reader :name</text:p>
      <text:p text:style-name="P130"><text:s text:c="2"/>def initialize(name)</text:p>
      <text:p text:style-name="P130"><text:s text:c="4"/>@name = name</text:p>
      <text:p text:style-name="P130"><text:s text:c="2"/>end</text:p>
      <text:p text:style-name="P130">end</text:p>
      <text:p text:style-name="P130"/>
      <text:p text:style-name="P130">class Cricket</text:p>
      <text:p text:style-name="P130"><text:s text:c="2"/>include Action</text:p>
      <text:p text:style-name="P130"><text:s text:c="2"/>attr_reader :name</text:p>
      <text:p text:style-name="P130"><text:s text:c="2"/>def initialize(name)</text:p>
      <text:p text:style-name="P130"><text:s text:c="4"/>@name = name</text:p>
      <text:p text:style-name="P130"><text:s text:c="2"/>end</text:p>
      <text:p text:style-name="P130">end</text:p>
      <text:p text:style-name="P130"/>
      <text:p text:style-name="P130">peter = Rabbit.new("Peter")</text:p>
      <text:p text:style-name="P130">jiminy = Cricket.new("Jiminy")</text:p>
      <text:p text:style-name="P130"/>
      <text:p text:style-name="P130">peter.jump</text:p>
      <text:p text:style-name="P130">jiminy.jump</text:p>
      <text:p text:style-name="P130">puts peter.distance</text:p>
      <text:p text:style-name="P130"/>
      <text:p text:style-name="P130">В то время как <text:span text:style-name="T9">include</text:span> смешивает методы модуля на уровне экземпляра (позволяя экземплярам определенного класса использовать методы), <text:span text:style-name="T9">extend</text:span> ключевое слово смешивает методы модуля на уровне класса . Это означает, что сам класс может использовать методы, а не экземпляры класса.</text:p>
      <text:p text:style-name="P130"/>
      <text:p text:style-name="P130">module ThePresent</text:p>
      <text:p text:style-name="P130"><text:s text:c="2"/>def now</text:p>
      <text:p text:style-name="P130"><text:s text:c="4"/>puts "It's #{Time.new.hour &gt; 12 ? Time.new.hour - 12 : Time.new.hour}:#{Time.new.min} #{Time.new.hour &gt; 12 ? 'PM' : 'AM'} (GMT)."</text:p>
      <text:p text:style-name="P130"><text:s text:c="2"/>end</text:p>
      <text:p text:style-name="P130">end</text:p>
      <text:p text:style-name="P130"/>
      <text:p text:style-name="P130">class TheHereAnd</text:p>
      <text:p text:style-name="P130"><text:s text:c="2"/><text:span text:style-name="T9">extend</text:span> ThePresent</text:p>
      <text:p text:style-name="P130">end</text:p>
      <text:p text:style-name="P130"/>
      <text:p text:style-name="P130">TheHereAnd.now</text:p>
      <text:p text:style-name="P130"/>
      <text:p text:style-name="P130"/>
      <text:p text:style-name="P130"/>
      <text:p text:style-name="P130"/>
      <text:p text:style-name="P130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Monaco" svg:font-family="Monaco, Menlo, 'Ubuntu Mono', 'Droid Sans Mono', Consolas, monospace"/>
    <style:font-face style:name="Ubuntu Mono2" svg:font-family="'Ubuntu Mono'"/>
    <style:font-face style:name="Ubuntu Mono1" svg:font-family="'Ubuntu Mono'" style:font-adornments="Light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Bitmap_20_1" draw:display-name="Bitmap 1" xlink:href="Pictures/10000000000000080000000828380F2F899E63BF.png" xlink:type="simple" xlink:show="embed" xlink:actuate="onLoad"/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67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Bitmap_20_1" style:repeat="repeat" style:footnote-max-height="0cm">
        <style:background-image xlink:href="Pictures/10000000000000080000000828380F2F899E63BF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fill-image-name="Bitmap_20_1" style:repeat="repeat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2T15:14:35.184850254</meta:creation-date>
    <dc:date>2021-09-21T10:37:27.936123714</dc:date>
    <meta:editing-duration>PT12H7M11S</meta:editing-duration>
    <meta:editing-cycles>29</meta:editing-cycles>
    <meta:generator>LibreOffice/7.1.5.2$Linux_X86_64 LibreOffice_project/10$Build-2</meta:generator>
    <meta:document-statistic meta:table-count="1" meta:image-count="0" meta:object-count="0" meta:page-count="29" meta:paragraph-count="656" meta:word-count="3507" meta:character-count="22932" meta:non-whitespace-character-count="19244"/>
  </office:meta>
</office:document-meta>
</file>